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23000002008DF2F8B8A401329D.jpg" manifest:media-type="image/jpeg"/>
  <manifest:file-entry manifest:full-path="Pictures/10000000000000DE000000DE4BD31529C6EA29FA.gif" manifest:media-type="image/gif"/>
  <manifest:file-entry manifest:full-path="Pictures/100000000000010700000176F03D309CDE085A2B.jpg" manifest:media-type="image/jpeg"/>
  <manifest:file-entry manifest:full-path="Pictures/10000000000000FE000001736248E5CEC4778DDF.jpg" manifest:media-type="image/jpeg"/>
  <manifest:file-entry manifest:full-path="Pictures/1000000000000195000001F311DDC0306FCE035B.jpg" manifest:media-type="image/jpeg"/>
  <manifest:file-entry manifest:full-path="Pictures/100000000000014D000001F4665545A07380F1B3.jpg" manifest:media-type="image/jpeg"/>
  <manifest:file-entry manifest:full-path="Pictures/10000000000000FA00000134827C727CDFA50556.jpg" manifest:media-type="image/jpeg"/>
  <manifest:file-entry manifest:full-path="Pictures/1000020100000662000008B0B70918B5D40A4F05.png" manifest:media-type="image/png"/>
  <manifest:file-entry manifest:full-path="Pictures/10000201000002F900000434564E196B75EB61BE.png" manifest:media-type="image/png"/>
  <manifest:file-entry manifest:full-path="Pictures/1000000000000196000001F4C2ADCB4C4AA2230F.jpg" manifest:media-type="image/jpeg"/>
  <manifest:file-entry manifest:full-path="Pictures/10000000000000830000003CB8286E65D8D8093A.png" manifest:media-type="image/png"/>
  <manifest:file-entry manifest:full-path="Pictures/100000000000012B0000015C628360BE88EDC3A0.jpg" manifest:media-type="image/jpeg"/>
  <manifest:file-entry manifest:full-path="Pictures/1000000000000178000001F4819F7422CECD40A8.jpg" manifest:media-type="image/jpeg"/>
  <manifest:file-entry manifest:full-path="Pictures/100000000000015E000001F3B9296814779FED29.jpg" manifest:media-type="image/jpeg"/>
  <manifest:file-entry manifest:full-path="Pictures/1000020100000160000001EC3940FEE31123D126.png" manifest:media-type="image/png"/>
  <manifest:file-entry manifest:full-path="Pictures/10000000000000E40000015E288B2038B62B5EB6.jpg" manifest:media-type="image/jpeg"/>
  <manifest:file-entry manifest:full-path="Pictures/1000000000000099000000DA4E10F7B807B1127E.jpg" manifest:media-type="image/jpeg"/>
  <manifest:file-entry manifest:full-path="Pictures/1000000000000196000001F40C2B9F34F4EFAB22.jpg" manifest:media-type="image/jpeg"/>
  <manifest:file-entry manifest:full-path="Pictures/100000000000013A00000170F7F2495344266DAF.jpg" manifest:media-type="image/jpeg"/>
  <manifest:file-entry manifest:full-path="Pictures/10000000000001A5000001F47CBBE075E85E486B.jpg" manifest:media-type="image/jpeg"/>
  <manifest:file-entry manifest:full-path="Pictures/10000201000000780000009DCFEE61288D3CD640.png" manifest:media-type="image/png"/>
  <manifest:file-entry manifest:full-path="Pictures/10000000000004140000050EC45E49CD6B773541.png" manifest:media-type="image/png"/>
  <manifest:file-entry manifest:full-path="Pictures/1000000000000198000001F4665141718FBA81A0.jpg" manifest:media-type="image/jpeg"/>
  <manifest:file-entry manifest:full-path="Pictures/10000000000000E40000015E1E4EBC4A4A6E046D.jpg" manifest:media-type="image/jpeg"/>
  <manifest:file-entry manifest:full-path="Pictures/1000020100000153000001E0BDD6CB6D2A9A89A4.png" manifest:media-type="image/png"/>
  <manifest:file-entry manifest:full-path="Pictures/10000000000001060000016D5C5F7F1760735B56.jpg" manifest:media-type="image/jpeg"/>
  <manifest:file-entry manifest:full-path="Pictures/100000000000015C000001EF18CD168D18A4A8EF.jpg" manifest:media-type="image/jpeg"/>
  <manifest:file-entry manifest:full-path="Pictures/1000000000000176000001F44BF2253F576093D5.jpg" manifest:media-type="image/jpeg"/>
  <manifest:file-entry manifest:full-path="Pictures/10000201000001BF000002597E8A193114871497.png" manifest:media-type="image/png"/>
  <manifest:file-entry manifest:full-path="Pictures/100000000000015D000001F41944CA5E4150F470.jpg" manifest:media-type="image/jpeg"/>
  <manifest:file-entry manifest:full-path="Pictures/100000000000010E0000017F75E8982D60FEE3FF.jpg" manifest:media-type="image/jpeg"/>
  <manifest:file-entry manifest:full-path="Pictures/100000000000032500000050C133571843E4BF5E.png" manifest:media-type="image/png"/>
  <manifest:file-entry manifest:full-path="Pictures/10000000000003ED0000058D1C9676DDFC0ECDD2.png" manifest:media-type="image/png"/>
  <manifest:file-entry manifest:full-path="Pictures/10000000000000FA0000016A520B1A7C63E00CA4.jpg" manifest:media-type="image/jpeg"/>
  <manifest:file-entry manifest:full-path="Pictures/1000000000000195000001F45C39F0656E218984.jpg" manifest:media-type="image/jpeg"/>
  <manifest:file-entry manifest:full-path="Pictures/10000000000000FA0000014F731F14497EF62253.jpg" manifest:media-type="image/jpeg"/>
  <manifest:file-entry manifest:full-path="Pictures/10000201000000CF0000004EA0A4C41C43871C2D.png" manifest:media-type="image/png"/>
  <manifest:file-entry manifest:full-path="Pictures/1000000000000139000001F419B15E99DED105A3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</style:style>
    <style:style style:name="gr4" style:family="graphic" style:parent-style-name="standard" style:list-style-name="L2">
      <style:graphic-properties draw:stroke="none" svg:stroke-color="#3465a4" draw:fill="none" fo:min-height="0.92cm"/>
    </style:style>
    <style:style style:name="gr5" style:family="graphic" style:parent-style-name="standard" style:list-style-name="L2">
      <style:graphic-properties fo:min-height="3.357cm"/>
    </style:style>
    <style:style style:name="gr6" style:family="graphic" style:parent-style-name="standard" style:list-style-name="L2">
      <style:graphic-properties fo:min-height="3.357cm"/>
    </style:style>
    <style:style style:name="gr7" style:family="graphic" style:parent-style-name="standard" style:list-style-name="L2">
      <style:graphic-properties fo:min-height="3.35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</style:style>
    <style:style style:name="pr1" style:family="presentation" style:parent-style-name="Default-subtitle">
      <style:graphic-properties draw:fill="solid" draw:fill-color="#007d9c" fo:min-height="15.7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solid" draw:fill-color="#eeeeee"/>
      <style:paragraph-properties fo:text-align="center"/>
      <style:text-properties fo:color="#000066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style:font-name="Liberation Sans1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text-properties style:font-name="Liberation Sans1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4pt" style:font-size-asian="14pt" style:font-size-complex="14pt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color="#000066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style:font-name="Liberation Sans1" fo:font-size="18pt" style:font-size-asian="18pt" style:font-size-complex="18pt"/>
    </style:style>
    <style:style style:name="P43" style:family="paragraph">
      <style:paragraph-properties fo:margin-left="0cm" fo:margin-right="0cm" fo:margin-top="0cm" fo:margin-bottom="0cm" fo:line-height="100%" fo:text-indent="0cm"/>
      <style:text-properties fo:font-size="15pt" style:font-size-asian="15pt" style:font-size-complex="15pt"/>
    </style:style>
    <style:style style:name="P44" style:family="paragraph">
      <style:paragraph-properties fo:margin-left="0cm" fo:margin-right="0cm" fo:margin-top="0cm" fo:margin-bottom="0cm" fo:line-height="100%" fo:text-indent="0cm"/>
      <style:text-properties style:font-name="Liberation Sans1" fo:font-size="18pt" style:font-size-asian="18pt" style:font-size-complex="18pt"/>
    </style:style>
    <style:style style:name="P45" style:family="paragraph">
      <style:paragraph-properties fo:margin-left="2cm" fo:margin-right="0cm" fo:margin-top="0cm" fo:margin-bottom="0cm" fo:line-height="100%" fo:text-indent="0cm"/>
    </style:style>
    <style:style style:name="P46" style:family="paragraph">
      <style:paragraph-properties fo:text-align="justify"/>
    </style:style>
    <style:style style:name="P47" style:family="paragraph">
      <loext:graphic-properties draw:fill="solid" draw:fill-color="#eeeeee"/>
      <style:paragraph-properties fo:text-align="justify"/>
      <style:text-properties fo:color="#000066"/>
    </style:style>
    <style:style style:name="P48" style:family="paragraph">
      <loext:graphic-properties draw:fill="none" draw:fill-color="#ffffff"/>
      <style:paragraph-properties fo:text-align="justify" style:writing-mode="lr-tb"/>
      <style:text-properties fo:color="#000099" style:font-name="Piboto" fo:font-size="26pt" fo:language="en" fo:country="US" style:font-size-asian="26pt" style:font-size-complex="26pt"/>
    </style:style>
    <style:style style:name="P49" style:family="paragraph">
      <loext:graphic-properties draw:fill="solid" draw:fill-color="#007d9c"/>
      <style:paragraph-properties fo:text-align="center"/>
    </style:style>
    <style:style style:name="P50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51" style:family="paragraph">
      <loext:graphic-properties draw:fill="none"/>
      <style:paragraph-properties fo:text-align="center" style:writing-mode="lr-tb"/>
      <style:text-properties fo:color="#ffffff" style:font-name="Liberation Sans1" fo:font-size="80pt" style:font-size-asian="80pt" style:font-size-complex="80pt"/>
    </style:style>
    <style:style style:name="P52" style:family="paragraph">
      <loext:graphic-properties draw:fill="none" draw:fill-color="#ffffff"/>
      <style:paragraph-properties fo:text-align="justify" style:writing-mode="lr-tb"/>
      <style:text-properties fo:color="#000099" style:font-name="Liberation Sans1" fo:font-size="16pt" fo:language="en" fo:country="US" style:font-size-asian="16pt" style:font-size-complex="16pt"/>
    </style:style>
    <style:style style:name="T1" style:family="text">
      <style:text-properties fo:color="#ffffff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style:font-name="Liberation Sans1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ffffff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6699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43" style:family="text">
      <style:text-properties fo:color="#007d9c" style:font-name="Liberation Sans1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color="#006699" style:font-name="Liberation Sans1" fo:font-size="16pt" style:font-size-asian="16pt" style:font-size-complex="16pt"/>
    </style:style>
    <style:style style:name="T45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699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style:font-name="Liberation Sans1" fo:font-size="15pt" fo:language="en" fo:country="US" fo:font-weight="normal" style:font-size-asian="15pt" style:font-weight-asian="normal" style:font-size-complex="15pt" style:font-weight-complex="normal"/>
    </style:style>
    <style:style style:name="T52" style:family="text">
      <style:text-properties fo:color="#006699" style:font-name="Liberation Sans1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color="#006699" style:font-name="Liberation Sans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4" style:family="text">
      <style:text-properties fo:color="#006699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6699" style:font-name="Liberation Sans1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color="#000066" fo:font-size="14pt" fo:font-style="italic" style:font-size-asian="14pt" style:font-style-asian="italic" style:font-size-complex="14pt" style:font-style-complex="italic"/>
    </style:style>
    <style:style style:name="T58" style:family="text">
      <style:text-properties fo:color="#000066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66" fo:font-size="14pt" fo:font-style="normal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7d9c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7d9c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7d9c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7d9c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007d9c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d9c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color="#007d9c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variant="normal" fo:text-transform="none" fo:color="#007d9c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7d9c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color="#ffffff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color="#006699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6699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eeeee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3333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cc00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2" style:family="text">
      <style:text-properties fo:color="#ce181e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006699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4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eeeeee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eeeee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ans1" fo:font-size="12pt" style:font-size-asian="12pt" style:font-size-complex="12pt"/>
    </style:style>
    <style:style style:name="T91" style:family="text">
      <style:text-properties fo:color="#ce181e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4" style:family="text">
      <style:text-properties fo:color="#006699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color="#ce181e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6" style:family="text">
      <style:text-properties fo:color="#006699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2" style:family="text">
      <style:text-properties fo:color="#ce181e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3" style:family="text">
      <style:text-properties fo:color="#ce181e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4" style:family="text">
      <style:text-properties fo:font-variant="normal" fo:text-transform="none" fo:color="#ce181e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6699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2" style:family="text">
      <style:text-properties fo:color="#006699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5" style:family="text">
      <style:text-properties fo:font-variant="normal" fo:text-transform="none" fo:color="#ce181e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7" style:family="text">
      <style:text-properties fo:color="#ffffff" style:text-outline="false" style:font-name="Liberation Sans1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8" style:family="text">
      <style:text-properties fo:color="#006699" style:text-outline="false" style:font-name="Liberation Sans1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006699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0" style:family="text">
      <style:text-properties fo:font-variant="normal" fo:text-transform="none" fo:color="#006699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style:font-name="Liberation Mono1" fo:font-size="15pt" fo:language="en" fo:country="US" style:font-size-asian="15pt" style:font-size-complex="15pt"/>
    </style:style>
    <style:style style:name="T127" style:family="text">
      <style:text-properties fo:color="#ce181e" style:font-name="Liberation Mono1" fo:font-size="15pt" fo:language="en" fo:country="US" style:font-size-asian="15pt" style:font-size-complex="15pt"/>
    </style:style>
    <style:style style:name="T128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6699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1" style:family="text">
      <style:text-properties fo:color="#ce181e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2" style:family="text">
      <style:text-properties fo:color="#ce181e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3" style:family="text">
      <style:text-properties fo:font-variant="normal" fo:text-transform="none" fo:color="#ce181e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5" style:family="text">
      <style:text-properties fo:color="#006699" style:font-name="Liberation Sans1" fo:font-size="16pt" fo:language="en" fo:country="US" style:font-size-asian="16pt" style:font-size-complex="16pt"/>
    </style:style>
    <style:style style:name="T136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006699" fo:font-size="22pt" fo:language="en" fo:country="US" fo:font-weight="normal" style:font-size-asian="22pt" style:font-weight-asian="normal" style:font-size-complex="22pt" style:font-weight-complex="normal"/>
    </style:style>
    <style:style style:name="T139" style:family="text">
      <style:text-properties fo:color="#006699" fo:font-size="18pt" fo:language="en" fo:country="US" fo:font-weight="normal" style:font-size-asian="18pt" style:font-weight-asian="normal" style:font-size-complex="18pt" style:font-weight-complex="normal"/>
    </style:style>
    <style:style style:name="T140" style:family="text">
      <style:text-properties fo:color="#006699" style:font-name="Liberation Sans1" fo:font-size="22pt" fo:language="en" fo:country="US" fo:font-weight="normal" style:font-size-asian="22pt" style:font-weight-asian="normal" style:font-size-complex="22pt" style:font-weight-complex="normal"/>
    </style:style>
    <style:style style:name="T141" style:family="text">
      <style:text-properties fo:font-variant="normal" fo:text-transform="none" fo:color="#006699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ffffff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3" style:family="text">
      <style:text-properties fo:color="#ffffff" style:text-outline="false" style:font-name="Liberation Sans1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4" style:family="text">
      <style:text-properties fo:color="#ffffff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5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9" style:family="text">
      <style:text-properties fo:color="#007d9c" fo:font-size="11pt" style:font-size-asian="11pt" style:font-size-complex="11pt"/>
    </style:style>
    <style:style style:name="T150" style:family="text">
      <style:text-properties fo:color="#ffffff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151" style:family="text">
      <style:text-properties fo:color="#006699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201000000CF0000004EA0A4C41C43871C2D.png" xlink:type="simple" xlink:show="embed" xlink:actuate="onLoad" loext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20100000662000008B0B70918B5D40A4F05.png" xlink:type="simple" xlink:show="embed" xlink:actuate="onLoad" loext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Хронология и совместимость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2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42">2012</text:span><text:span text:style-name="T10">.03.28</text:span><text:span text:style-name="T10"><text:tab/></text:span><text:span text:style-name="T42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2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2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2">2024</text:span><text:span text:style-name="T10">.10.01</text:span><text:span text:style-name="T10"><text:tab/></text:span><text:span text:style-name="T10">go1.</text:span><text:span text:style-name="T42">23</text:span><text:span text:style-name="T10">.2: range over function types.</text:span></text:p>
            <text:p text:style-name="P13"><text:span text:style-name="T27"/></text:p>
            <text:p text:style-name="P13"><text:span text:style-name="T43">Спецификация языка и стандартой библиотеки обратно своместимы с версией Go 1.x.</text:span></text:p>
            <text:p text:style-name="P13"><text:span text:style-name="T27"/></text:p>
            <text:p text:style-name="P20"><text:span text:style-name="T4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Распространение и популярность</text:span></text:p>
          </draw:text-box>
        </draw:frame>
        <draw:frame draw:style-name="gr16" draw:text-style-name="P14" draw:layer="layout" svg:width="26.8cm" svg:height="13.1cm" svg:x="0.6cm" svg:y="2.1cm">
          <draw:text-box>
            <text:p text:style-name="P20"><text:span text:style-name="T45">Go </text:span><text:span text:style-name="T46">применяется</text:span><text:span text:style-name="T45"> в:</text:span></text:p>
            <text:p text:style-name="P20"><text:span text:style-name="T45"><text:tab/></text:span><text:span text:style-name="T45">Amazon, AmericanExpress, Armut (</text:span><text:span text:style-name="T47">C#→Go</text:span><text:span text:style-name="T45">), BBC, bitly, Capital One, CERN, Cloudflare, CockroachDB, Docker, DropBox</text:span><text:span text:style-name="T47"> (Python→Go)</text:span><text:span text:style-name="T45">, GitHub, Google, gov.uk, IBM, InfluxDB, Kubernetes, Meta, Microsoft, Monzo, Mozilla (</text:span><text:span text:style-name="T47">Rust &amp; Go</text:span><text:span text:style-name="T45">), Netflix (</text:span><text:span text:style-name="T47">Java→Go</text:span><text:span text:style-name="T45">), New York Times, PayPal, Salesforce</text:span><text:span text:style-name="T47"> (Python,C→Go)</text:span><text:span text:style-name="T45">, SendGrid, Stream</text:span><text:span text:style-name="T47"> (Python→Go)</text:span><text:span text:style-name="T45">, SoundCloud, Terraform, The Economist, Twitch, Twitter, Uber, Walmart, YouTube, многих</text:span><text:span text:style-name="T48"> других организациях и проектах open-source.</text:span></text:p>
            <text:p text:style-name="P20"><text:span text:style-name="T48"/></text:p>
            <text:p text:style-name="P20"><text:span text:style-name="T49"><text:a xlink:href="https://www.tiobe.com/tiobe-index/" xlink:type="simple">TIOBE index ▲</text:a></text:span><text:span text:style-name="T50"><text:s/></text:span><text:span text:style-name="T51">(since 2009):</text:span></text:p>
            <text:p text:style-name="P20"><text:span text:style-name="T50"><text:tab/></text:span><text:span text:style-name="T50">Language of the Year: 2009, 2016</text:span><text:span text:style-name="T50"><text:tab/></text:span></text:p>
            <text:p text:style-name="P20"><text:span text:style-name="T50"><text:tab/></text:span><text:span text:style-name="T50">Lowest Position: #122 in May 2015, Highest Position: #7 in Jul 2024, </text:span><text:span text:style-name="T51">Now: </text:span><text:span text:style-name="T52">#8</text:span><text:span text:style-name="T51"> (Oct 2024) </text:span></text:p>
            <text:p text:style-name="P20"><text:span text:style-name="T49"><text:a xlink:href="https://spectrum.ieee.org/top-programming-languages-2024" xlink:type="simple">IEEE Spectrum▲</text:a></text:span><text:span text:style-name="T50"><text:s/>Top Programming Languages: </text:span><text:span text:style-name="T49">#8</text:span><text:span text:style-name="T50"> (</text:span><text:span text:style-name="T51">2024)</text:span></text:p>
            <text:p text:style-name="P20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20"><text:span text:style-name="T52"><text:a xlink:href="https://githut.info/" xlink:type="simple">GitHut ▲</text:a></text:span><text:span text:style-name="T52"><text:s/></text:span><text:span text:style-name="T51">active repositories: </text:span><text:span text:style-name="T52">#13</text:span><text:span text:style-name="T51"> (Oct 2024)</text:span></text:p>
            <text:p text:style-name="P20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20"><text:span text:style-name="T49"><text:a xlink:href="https://pypl.github.io/PYPL.html" xlink:type="simple">PYPL ▲</text:a></text:span><text:span text:style-name="T50">: </text:span><text:span text:style-name="T49">#12</text:span><text:span text:style-name="T51"> (Oct 2024)</text:span></text:p>
            <text:p text:style-name="P20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20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worldwide as of 2024: </text:span><text:span text:style-name="T52">#12</text:span></text:p>
            <text:p text:style-name="P20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22"><text:span text:style-name="T53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54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54">;</text:span><text:span text:style-name="T19"> служит переводом строки (line feed)</text:span></text:p>
            <text:p text:style-name="P13"><text:span text:style-name="T54">,</text:span><text:span text:style-name="T19"> запятая иногда обязательна в конце строки!</text:span></text:p>
            <text:p text:style-name="P13"><text:span text:style-name="T55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56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54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54">rune</text:span><text:span text:style-name="T19"> // тип данных для ”символа” (code point) в кодировке UTF-8</text:span></text:p>
            <text:p text:style-name="P13"><text:span text:style-name="T54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draw:custom-shape draw:style-name="gr18" draw:text-style-name="P23" draw:layer="layout" svg:width="7.4cm" svg:height="1.801cm" svg:x="20cm" svg:y="13.3cm">
          <text:p text:style-name="P2"><text:span text:style-name="T57">«Ну и на</text:span><text:span text:style-name="T58">GO</text:span><text:span text:style-name="T57">родили!» 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становка</text:span></text:p>
          </draw:text-box>
        </draw:frame>
        <draw:frame draw:style-name="gr19" draw:text-style-name="P24" draw:layer="layout" svg:width="26.8cm" svg:height="13.1cm" svg:x="0.6cm" svg:y="2.1cm">
          <draw:text-box>
            <text:p text:style-name="P20"><text:span text:style-name="T60">Реализации</text:span><text:span text:style-name="T61">:</text:span></text:p>
            <text:p text:style-name="P20"><text:span text:style-name="T61"><text:tab/></text:span><text:span text:style-name="T61">1. Официальный компилятор (Google) для операционных систем AIX, Android, *BSD, iOS, Linux, macOS, Plan 9, </text:span><text:span text:style-name="T62">Solaris, Windows (на разных аппаратных архитектурах) и для WebAssembly (WASM).</text:span></text:p>
            <text:p text:style-name="P20"><text:span text:style-name="T61"><text:tab/></text:span><text:span text:style-name="T61">2. gofrontend + libgo для </text:span><text:span text:style-name="T62">GCC и других компиляторов.</text:span></text:p>
            <text:p text:style-name="P20"><text:span text:style-name="T62"><text:tab/></text:span><text:span text:style-name="T62">3. </text:span><text:span text:style-name="T63">TinyGo</text:span><text:span text:style-name="T62"> для embedded systems и WebAssembly.</text:span></text:p>
            <text:p text:style-name="P20"><text:span text:style-name="T62"><text:tab/></text:span><text:span text:style-name="T62">4. </text:span><text:span text:style-name="T63">GopherJS</text:span><text:span text:style-name="T62"> – кросс-компилятор из Go в JavaScript.</text:span></text:p>
            <text:p text:style-name="P20"><text:span text:style-name="T62"/></text:p>
            <text:p text:style-name="P20"><text:span text:style-name="T62">Поддерживаются </text:span><text:span text:style-name="T63">архитектуры</text:span><text:span text:style-name="T62"> i386, amd64, ARM, RISC-V, MIPS, ppc64, …</text:span></text:p>
            <text:p text:style-name="P20"><text:span text:style-name="T64"><text:tab/></text:span><text:span text:style-name="T64"><text:tab/></text:span><text:span text:style-name="T64">go tool dist list</text:span></text:p>
            <text:p text:style-name="P20"><text:span text:style-name="T65"/></text:p>
            <text:p text:style-name="P20"><text:span text:style-name="T60">Установка</text:span><text:span text:style-name="T61"> (описание </text:span><text:span text:style-name="T66">https://golang.org/doc/install</text:span><text:span text:style-name="T67">):</text:span></text:p>
            <text:p text:style-name="P20"><text:span text:style-name="T65"><text:tab/></text:span><text:span text:style-name="T65"><text:tab/></text:span><text:span text:style-name="T64">sudo apt-get install golang</text:span></text:p>
            <text:p text:style-name="P20"><text:span text:style-name="T68"/></text:p>
            <text:p text:style-name="P20"><text:span text:style-name="T68"/></text:p>
            <text:p text:style-name="P20"><text:span text:style-name="T67">The Go </text:span><text:span text:style-name="T68">Playground</text:span><text:span text:style-name="T67"> ~ интерактивное выполнение программ в браузере:</text:span></text:p>
            <text:p text:style-name="P20"><text:span text:style-name="T69"><text:tab/></text:span><text:span text:style-name="T69"><text:tab/></text:span><text:span text:style-name="T70">https://</text:span><text:span text:style-name="T71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 </text:span><text:span text:style-name="T7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73">package main <text:s text:c="20"/>// все программы принадлежат к своему пакету</text:span></text:p>
            <text:p text:style-name="P13"><text:span text:style-name="T74">import ( <text:s text:c="24"/></text:span><text:span text:style-name="T73">// подключить...</text:span></text:p>
            <text:p text:style-name="P13"><text:span text:style-name="T73"><text:s text:c="2"/></text:span><text:span text:style-name="T73">"fmt" <text:s text:c="25"/>// ... пакет форматированного вывода</text:span></text:p>
            <text:p text:style-name="P13"><text:span text:style-name="T74"><text:s text:c="2"/></text:span><text:span text:style-name="T73">"os" <text:s text:c="26"/>// ... и взаимодействия с OS</text:span></text:p>
            <text:p text:style-name="P13"><text:span text:style-name="T73">)</text:span></text:p>
            <text:p text:style-name="P13"><text:span text:style-name="T74">const world = "</text:span><text:span text:style-name="T74">世界</text:span><text:span text:style-name="T74">" <text:s text:c="12"/></text:span><text:span text:style-name="T73">// UTF-8 для исходного кода и литералов</text:span></text:p>
            <text:p text:style-name="P13"><text:span text:style-name="T75"/></text:p>
            <text:p text:style-name="P13"><text:span text:style-name="T73">func main() { <text:s text:c="19"/>// с main() начинается выполнение программы</text:span></text:p>
            <text:p text:style-name="P13"><text:span text:style-name="T74"><text:s text:c="2"/></text:span><text:span text:style-name="T74">var s string = world <text:s text:c="10"/>// var </text:span><text:span text:style-name="T76">переменная тип = значение</text:span></text:p>
            <text:p text:style-name="P13"><text:span text:style-name="T74"><text:s text:c="33"/></text:span><text:span text:style-name="T74">// len() - встроенная функция определения размера </text:span></text:p>
            <text:p text:style-name="P13"><text:span text:style-name="T74"><text:s text:c="2"/></text:span><text:span text:style-name="T74">if len(os.Args) &gt; 1 { <text:s text:c="9"/>// в os.Args[0] – имя программы</text:span></text:p>
            <text:p text:style-name="P13"><text:span text:style-name="T74"><text:s text:c="4"/></text:span><text:span text:style-name="T74">s = os.Args[1] <text:s text:c="14"/>// имена с заглавной буквы экспортируются</text:span></text:p>
            <text:p text:style-name="P13"><text:span text:style-name="T74"><text:s text:c="2"/></text:span><text:span text:style-name="T74">}</text:span></text:p>
            <text:p text:style-name="P13"><text:span text:style-name="T73"><text:s text:c="2"/></text:span><text:span text:style-name="T73">fmt.Printf("Привет, %s!\n", s) // вызов функции из импортированного пакета</text:span></text:p>
            <text:p text:style-name="P13"><text:span text:style-name="T7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77">$ go run helloWorld.go</text:span></text:p>
            <text:p><text:span text:style-name="T77">Привет, </text:span><text:span text:style-name="T77">世界</text:span><text:span text:style-name="T77">!</text:span></text:p>
            <text:p text:style-name="P13"><text:span text:style-name="T77">$ go build helloWorld.go</text:span></text:p>
            <text:p text:style-name="P13"><text:span text:style-name="T78">$ ./helloWorld</text:span><text:span text:style-name="T77"> мир</text:span></text:p>
            <text:p text:style-name="P13"><text:span text:style-name="T77">Привет, мир!</text:span></text:p>
            <text:p text:style-name="P13"><text:span text:style-name="T78">$ </text:span><text:span text:style-name="T79">GOOS=windows GOARCH=amd64</text:span><text:span text:style-name="T78"> </text:span><text:span text:style-name="T77">go build helloWorld.go</text:span></text:p>
            <text:p text:style-name="P13"><text:span text:style-name="T78">$ ls </text:span><text:span text:style-name="T77">helloWorld*</text:span></text:p>
            <text:p text:style-name="P13"><text:span text:style-name="T80">helloWorld helloWorld.exe</text:span><text:span text:style-name="T78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: </text:span><text:span text:style-name="T7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81">package main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на основе примера, который привёл Rob Pike</text:span></text:p>
            <text:p text:style-name="P13"><text:span text:style-name="T81"/></text:p>
            <text:p text:style-name="P13"><text:span text:style-name="T81">import (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импортировать пакеты:</text:span></text:p>
            <text:p text:style-name="P13"><text:span text:style-name="T81"><text:tab/></text:span><text:span text:style-name="T81">"fmt" <text:s text:c="5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форматированная печать</text:span></text:p>
            <text:p text:style-name="P13"><text:span text:style-name="T81"><text:tab/></text:span><text:span text:style-name="T81">"log" <text:s text:c="5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отоколирование</text:span></text:p>
            <text:p text:style-name="P13"><text:span text:style-name="T81"><text:tab/></text:span><text:span text:style-name="T81">"net/http"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сетевая магия – в этом пакете</text:span></text:p>
            <text:p text:style-name="P13"><text:span text:style-name="T81">)</text:span></text:p>
            <text:p text:style-name="P13"><text:span text:style-name="T81"/></text:p>
            <text:p text:style-name="P13"><text:span text:style-name="T81"><text:s text:c="23"/></text:span><text:span text:style-name="T81">// во всех идентификаторах можно использовать символы UTF-8</text:span></text:p>
            <text:p text:style-name="P13"><text:span text:style-name="T81">func </text:span><text:span text:style-name="T82">こんにちは</text:span><text:span text:style-name="T82">Мир</text:span><text:span text:style-name="T81">(w http.</text:span><text:span text:style-name="T83">ResponseWriter</text:span><text:span text:style-name="T81">, req *http.</text:span><text:span text:style-name="T83">Request</text:span><text:span text:style-name="T81">) {</text:span></text:p>
            <text:p text:style-name="P13"><text:span text:style-name="T81"><text:tab/></text:span><text:span text:style-name="T81">fmt.Fprintf(w, "Привет, мир!!!\n") <text:s text:c="11"/>// вывод ответа прямо в сеть 8-)</text:span></text:p>
            <text:p text:style-name="P13"><text:span text:style-name="T81">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2"/>// точнее: в любой Writer</text:span></text:p>
            <text:p text:style-name="P13"><text:span text:style-name="T81"/></text:p>
            <text:p text:style-name="P13"><text:span text:style-name="T81">func main() { <text:s text:c="49"/></text:span></text:p>
            <text:p text:style-name="P13"><text:span text:style-name="T81"><text:tab/></text:span><text:span text:style-name="T81">http.HandleFunc("/", </text:span><text:span text:style-name="T82">こんにちは</text:span><text:span text:style-name="T82">Мир</text:span><text:span text:style-name="T81">) <text:s text:c="11"/>// подключить функцию-обработчик</text:span></text:p>
            <text:p text:style-name="P13"><text:span text:style-name="T81"><text:tab/></text:span><text:span text:style-name="T81">err := http.</text:span><text:span text:style-name="T83">ListenAndServe</text:span><text:span text:style-name="T81">("localhost:12345", nil) <text:s text:c="3"/>// слушать порт на хосте</text:span></text:p>
            <text:p text:style-name="P13"><text:span text:style-name="T81"><text:tab/></text:span><text:span text:style-name="T81">if err != nil { <text:s text:c="38"/>// обработать ошибку</text:span></text:p>
            <text:p text:style-name="P13"><text:span text:style-name="T81"><text:tab/></text:span><text:span text:style-name="T81"><text:tab/></text:span><text:span text:style-name="T81">log.Fatal("ListenAndServe: ", err) <text:s text:c="15"/>// записать в протокол</text:span></text:p>
            <text:p text:style-name="P13"><text:span text:style-name="T81"><text:tab/></text:span><text:span text:style-name="T81">} <text:s text:c="52"/></text:span></text:p>
            <text:p text:style-name="P13"><text:span text:style-name="T84">} <text:s text:c="56"/></text:span><text:span text:style-name="T81">// бесконечный цикл</text:span></text:p>
            <text:p text:style-name="P13"><text:span text:style-name="T84">// аргумент nil означает, что надо использовать </text:span><text:span text:style-name="T81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: </text:span><text:span text:style-name="T7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81">package main</text:span></text:p>
            <text:p text:style-name="P27"><text:span text:style-name="T81">import (</text:span></text:p>
            <text:p text:style-name="P27"><text:span text:style-name="T81"><text:tab/></text:span><text:span text:style-name="T81">"fmt"</text:span></text:p>
            <text:p text:style-name="P27"><text:span text:style-name="T81"><text:tab/></text:span><text:span text:style-name="T81">"time"</text:span></text:p>
            <text:p text:style-name="P27"><text:span text:style-name="T81">)</text:span></text:p>
            <text:p text:style-name="P27"><text:span text:style-name="T81">const </text:span><text:span text:style-name="T82">Вопрос</text:span><text:span text:style-name="T81"> = "Главный вопрос жизни, вселенной и вообще"</text:span></text:p>
            <text:p text:style-name="P27"><text:span text:style-name="T81">const </text:span><text:span text:style-name="T82">Ответ</text:span><text:span text:style-name="T81"> = 42</text:span></text:p>
            <text:p text:style-name="P27"><text:span text:style-name="T81"/></text:p>
            <text:p text:style-name="P27"><text:span text:style-name="T81">func </text:span><text:span text:style-name="T82">Мыслитель</text:span><text:span text:style-name="T81">(</text:span><text:span text:style-name="T82">вопрос</text:span><text:span text:style-name="T81"> string) int {</text:span></text:p>
            <text:p text:style-name="P27"><text:span text:style-name="T81"><text:tab/></text:span><text:span text:style-name="T81">return </text:span><text:span text:style-name="T82">Ответ</text:span></text:p>
            <text:p text:style-name="P27"><text:span text:style-name="T81">}</text:span></text:p>
            <text:p text:style-name="P27"><text:span text:style-name="T81"/></text:p>
            <text:p text:style-name="P27"><text:span text:style-name="T81">func main() {</text:span></text:p>
            <text:p text:style-name="P27"><text:span text:style-name="T81"><text:tab/></text:span><text:span text:style-name="T81">var </text:span><text:span text:style-name="T82">время_работы</text:span><text:span text:style-name="T81"> = 7_500_000</text:span></text:p>
            <text:p text:style-name="P27"><text:span text:style-name="T81"><text:tab/></text:span><text:span text:style-name="T82">окончание</text:span><text:span text:style-name="T81"> := time.Now()</text:span></text:p>
            <text:p text:style-name="P27"><text:span text:style-name="T84"><text:tab/></text:span><text:span text:style-name="T85">начало</text:span><text:span text:style-name="T84"> := окончание.AddDate(-</text:span><text:span text:style-name="T85">время_работы</text:span><text:span text:style-name="T84">, 0, 0) // + (годы, месяцы, </text:span><text:span text:style-name="T81">дни)</text:span></text:p>
            <text:p text:style-name="P27"><text:span text:style-name="T81"><text:tab/></text:span><text:span text:style-name="T81">ответ := </text:span><text:span text:style-name="T82">Мыслитель</text:span><text:span text:style-name="T81">(</text:span><text:span text:style-name="T82">Вопрос</text:span><text:span text:style-name="T81">)</text:span></text:p>
            <text:p text:style-name="P27"><text:span text:style-name="T81"><text:tab/></text:span><text:span text:style-name="T81">fmt.Printf(</text:span></text:p>
            <text:p text:style-name="P27"><text:span text:style-name="T81"><text:tab/></text:span><text:span text:style-name="T81"><text:tab/></text:span><text:span text:style-name="T81">"Начав в %v и проработав %v лет, Мыслитель в %v дал ответ: '%v'.\n", </text:span></text:p>
            <text:p text:style-name="P27"><text:span text:style-name="T81"><text:tab/></text:span><text:span text:style-name="T81"> <text:s text:c="3"/></text:span><text:span text:style-name="T82">начало</text:span><text:span text:style-name="T81">, </text:span><text:span text:style-name="T82">время_работы</text:span><text:span text:style-name="T81">, </text:span><text:span text:style-name="T82">окончание</text:span><text:span text:style-name="T81">, </text:span><text:span text:style-name="T82">ответ</text:span><text:span text:style-name="T81">)</text:span></text:p>
            <text:p text:style-name="P27"><text:span text:style-name="T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86">$ echo $GOPATH</text:span></text:p>
            <text:p><text:span text:style-name="T86">~/go</text:span></text:p>
            <text:p><text:span text:style-name="T86">$ cd $GOPATH/src</text:span></text:p>
            <text:p text:style-name="P13"><text:span text:style-name="T86"/></text:p>
            <text:p><text:span text:style-name="T86">$ mkdir sample &amp;&amp; mkdir sample/module</text:span></text:p>
            <text:p><text:span text:style-name="T86">$ cd sample/module</text:span></text:p>
            <text:p text:style-name="P13"><text:span text:style-name="T87"># Create </text:span><text:span text:style-name="T88">module.go</text:span><text:span text:style-name="T87"> in Go in your favourite source code editor. </text:span></text:p>
            <text:p text:style-name="P13"><text:span text:style-name="T88"/></text:p>
            <text:p text:style-name="P13"><text:span text:style-name="T88">$ cd $GOPATH/src/sample</text:span></text:p>
            <text:p text:style-name="P13"><text:span text:style-name="T87"># Create </text:span><text:span text:style-name="T88">main.go</text:span><text:span text:style-name="T87"> with </text:span><text:span text:style-name="T88">import ( "sample/module"</text:span><text:span text:style-name="T87"> )</text:span></text:p>
            <text:p text:style-name="P13"><text:span text:style-name="T88"/></text:p>
            <text:p text:style-name="P13"><text:span text:style-name="T88">$ go mod init sample</text:span></text:p>
            <text:p text:style-name="P13"><text:span text:style-name="T88">$ go mod edit -replace sample/module=./module</text:span></text:p>
            <text:p text:style-name="P13"><text:span text:style-name="T88"/></text:p>
            <text:p text:style-name="P13"><text:span text:style-name="T86">$ go run main.go</text:span></text:p>
            <text:p text:style-name="P13"><text:span text:style-name="T86"/></text:p>
            <text:p text:style-name="P13"><text:span text:style-name="T86">$ go build main.go</text:span></text:p>
            <text:p text:style-name="P13"><text:span text:style-name="T88">$ ./main</text:span></text:p>
            <text:p text:style-name="P13"><text:span text:style-name="T86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89">mod.go</text:span></text:p>
            <text:p><text:span text:style-name="T90"/></text:p>
            <text:p><text:span text:style-name="T90">module sample</text:span></text:p>
            <text:p><text:span text:style-name="T90">go 1.23.2</text:span></text:p>
            <text:p><text:span text:style-name="T90">replace sample/module =&gt; ./module</text:span></text:p>
            <text:p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73">const START, STOP = 10, 16</text:span></text:p>
            <text:p text:style-name="P13"><text:span text:style-name="T73"/></text:p>
            <text:p text:style-name="P13"><text:span text:style-name="T73">type PointerToInt *int</text:span></text:p>
            <text:p text:style-name="P13"><text:span text:style-name="T73"/></text:p>
            <text:p text:style-name="P13"><text:span text:style-name="T73">var </text:span><text:span text:style-name="T91">i</text:span><text:span text:style-name="T73"> int = START</text:span></text:p>
            <text:p text:style-name="P13"><text:span text:style-name="T73">var p1 *int = &amp;i</text:span></text:p>
            <text:p text:style-name="P13"><text:span text:style-name="T73">var p2 PointerToInt</text:span></text:p>
            <text:p text:style-name="P13"><text:span text:style-name="T73">p2 = p1</text:span></text:p>
            <text:p text:style-name="P13"><text:span text:style-name="T73"/></text:p>
            <text:p text:style-name="P13"><text:span text:style-name="T73">loop:</text:span></text:p>
            <text:p text:style-name="P13"><text:span text:style-name="T73">for i := </text:span><text:span text:style-name="T91">i</text:span><text:span text:style-name="T73">; i &lt; STOP; i++ {</text:span></text:p>
            <text:p text:style-name="P13"><text:span text:style-name="T73"><text:s text:c="2"/></text:span><text:span text:style-name="T73">*p1++; *p2 += 2</text:span></text:p>
            <text:p text:style-name="P13"><text:span text:style-name="T73"><text:s text:c="2"/></text:span><text:span text:style-name="T73">if i &lt; 0 { break loop }</text:span></text:p>
            <text:p text:style-name="P13"><text:span text:style-name="T73"><text:s text:c="2"/></text:span><text:span text:style-name="T73">fmt.Printf("i=%d outer i=%d \n", i, *p1)</text:span></text:p>
            <text:p text:style-name="P13"><text:span text:style-name="T73">}</text:span></text:p>
            <text:p text:style-name="P13"><text:span text:style-name="T73"/></text:p>
            <text:p text:style-name="P13"><text:span text:style-name="T7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92">*int</text:span><text:span text:style-name="T10"> – указатель на </text:span><text:span text:style-name="T93">int</text:span></text:p>
            <text:p text:style-name="P13"><text:span text:style-name="T92"/></text:p>
            <text:p text:style-name="P13"><text:span text:style-name="T92">&amp;i</text:span><text:span text:style-name="T10"> – получить адрес </text:span><text:span text:style-name="T93">i</text:span></text:p>
            <text:p text:style-name="P13"><text:span text:style-name="T10"/></text:p>
            <text:p text:style-name="P13"><text:span text:style-name="T93"/></text:p>
            <text:p text:style-name="P13"><text:span text:style-name="T93"/></text:p>
            <text:p text:style-name="P13"><text:span text:style-name="T93">for</text:span><text:span text:style-name="T10"> – единственная форма цикла</text:span></text:p>
            <text:p text:style-name="P13"><text:span text:style-name="T10">“ </text:span><text:span text:style-name="T94">;</text:span><text:span text:style-name="T10"> ” == перевод строки</text:span></text:p>
            <text:p text:style-name="P13"><text:span text:style-name="T10">в </text:span><text:span text:style-name="T93">if</text:span><text:span text:style-name="T10">, </text:span><text:span text:style-name="T93">for</text:span><text:span text:style-name="T10">, </text:span><text:span text:style-name="T93">switch</text:span><text:span text:style-name="T10"> – нет скобок при условии</text:span></text:p>
            <text:p text:style-name="P13"><text:span text:style-name="T9">в </text:span><text:span text:style-name="T92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57">Почти всё в синтаксисе стало понятно, когда </text:span></text:p>
          <text:p text:style-name="P32"><text:span text:style-name="T57">прочитал статью про Go в Википедии. <text:s text:c="7"/>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90">i=10 outer i=13</text:span></text:p>
            <text:p><text:span text:style-name="T90">i=11 outer i=16</text:span></text:p>
            <text:p><text:span text:style-name="T90">i=12 outer i=19</text:span></text:p>
            <text:p><text:span text:style-name="T90">i=13 outer i=22</text:span></text:p>
            <text:p><text:span text:style-name="T90">i=14 outer i=25</text:span></text:p>
            <text:p><text:span text:style-name="T90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95">()</text:span><text:span text:style-name="T96"> список: импортов, констант, параметров,</text:span></text:p>
            <text:p text:style-name="P13"><text:span text:style-name="T96"><text:s text:c="3"/></text:span><text:span text:style-name="T96">возвращаемых значений, ...</text:span></text:p>
            <text:p text:style-name="P13"><text:span text:style-name="T96"/></text:p>
            <text:p text:style-name="P13"><text:span text:style-name="T96"/></text:p>
            <text:p text:style-name="P13"><text:span text:style-name="T95">[]</text:span><text:span text:style-name="T96"> размер массива, показатель среза</text:span></text:p>
            <text:p text:style-name="P13"><text:span text:style-name="T96"/></text:p>
            <text:p text:style-name="P13"><text:span text:style-name="T96"/></text:p>
            <text:p text:style-name="P13"><text:span text:style-name="T95">{}</text:span><text:span text:style-name="T96"> блок определения</text:span></text:p>
            <text:p text:style-name="P13"><text:span text:style-name="T95">{}</text:span><text:span text:style-name="T96"> блок начальных значений</text:span></text:p>
            <text:p text:style-name="P13"><text:span text:style-name="T95">{}</text:span><text:span text:style-name="T96"> блок кода</text:span></text:p>
            <text:p text:style-name="P13"><text:span text:style-name="T96"/></text:p>
            <text:p text:style-name="P13"><text:span text:style-name="T95">:</text:span><text:span text:style-name="T96"> отделяет индекс или ключ от значения</text:span></text:p>
            <text:p text:style-name="P13"><text:span text:style-name="T96"/></text:p>
            <text:p text:style-name="P13"><text:span text:style-name="T95"/></text:p>
            <text:p text:style-name="P13"><text:span text:style-name="T95">...</text:span><text:span text:style-name="T96"> размер массива вычисляется по значениям</text:span></text:p>
            <text:p text:style-name="P13"><text:span text:style-name="T95">...</text:span><text:span text:style-name="T96"> список параметров переменной длины</text:span></text:p>
            <text:p text:style-name="P13"><text:span text:style-name="T95">...</text:span><text:span text:style-name="T96"> список аргументов переменной длины</text:span></text:p>
            <text:p text:style-name="P13"><text:span text:style-name="T95"/></text:p>
            <text:p text:style-name="P13"><text:span text:style-name="T95">;</text:span><text:span text:style-name="T96"> перевод строки (разделитель утверждений)</text:span></text:p>
            <text:p text:style-name="P13"><text:span text:style-name="T96"/></text:p>
            <text:p text:style-name="P13"><text:span text:style-name="T95">:=</text:span><text:span text:style-name="T96"> объявление и присваивание</text:span></text:p>
            <text:p text:style-name="P13"><text:span text:style-name="T96"/></text:p>
            <text:p text:style-name="P13"><text:span text:style-name="T95">,</text:span><text:span text:style-name="T96"> разделитель в списке</text:span></text:p>
            <text:p text:style-name="P13"><text:span text:style-name="T96"/></text:p>
            <text:p text:style-name="P13"><text:span text:style-name="T96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97">import </text:span><text:span text:style-name="T98">(</text:span><text:span text:style-name="T97"> </text:span><text:span text:style-name="T99">"</text:span><text:span text:style-name="T100">fmt</text:span><text:span text:style-name="T101">"</text:span><text:span text:style-name="T96"> </text:span><text:span text:style-name="T102">)</text:span></text:p>
            <text:p text:style-name="P13"><text:span text:style-name="T96">const </text:span><text:span text:style-name="T102">(</text:span><text:span text:style-name="T96"> answer = 42 </text:span><text:span text:style-name="T102">)</text:span></text:p>
            <text:p text:style-name="P13"><text:span text:style-name="T96">func f</text:span><text:span text:style-name="T102">(</text:span><text:span text:style-name="T96">x float64</text:span><text:span text:style-name="T102">)</text:span><text:span text:style-name="T96"> float64 { return 0.0 } </text:span></text:p>
            <text:p text:style-name="P13"><text:span text:style-name="T96"/></text:p>
            <text:p text:style-name="P13"><text:span text:style-name="T96">array </text:span><text:span text:style-name="T102">[</text:span><text:span text:style-name="T96">4</text:span><text:span text:style-name="T102">]</text:span><text:span text:style-name="T96">int</text:span></text:p>
            <text:p text:style-name="P13"><text:span text:style-name="T96">slice </text:span><text:span text:style-name="T102">[]</text:span><text:span text:style-name="T96">string </text:span></text:p>
            <text:p text:style-name="P13"><text:span text:style-name="T96"/></text:p>
            <text:p text:style-name="P13"><text:span text:style-name="T96">type struct Point </text:span><text:span text:style-name="T102">{</text:span><text:span text:style-name="T96"> x, y int32 </text:span><text:span text:style-name="T102">}</text:span></text:p>
            <text:p text:style-name="P13"><text:span text:style-name="T96">ipAddress = [4]int</text:span><text:span text:style-name="T102">{</text:span><text:span text:style-name="T96">127, 0, 0, 1</text:span><text:span text:style-name="T102">}</text:span></text:p>
            <text:p text:style-name="P13"><text:span text:style-name="T96">func answer() int </text:span><text:span text:style-name="T102">{</text:span><text:span text:style-name="T96"> return 42 </text:span><text:span text:style-name="T102">}</text:span><text:span text:style-name="T96"> </text:span></text:p>
            <text:p text:style-name="P13"><text:span text:style-name="T96"/></text:p>
            <text:p text:style-name="P13"><text:span text:style-name="T96">gender := [2]string{ 0</text:span><text:span text:style-name="T102">:</text:span><text:span text:style-name="T96">"Female", 1</text:span><text:span text:style-name="T102">:</text:span><text:span text:style-name="T96">"Male" }</text:span></text:p>
            <text:p text:style-name="P13"><text:span text:style-name="T96">language := map[string]int { "Go"</text:span><text:span text:style-name="T102">:</text:span><text:span text:style-name="T96"> 2007 }</text:span></text:p>
            <text:p text:style-name="P13"><text:span text:style-name="T96"/></text:p>
            <text:p text:style-name="P13"><text:span text:style-name="T96">shadrinsk := [</text:span><text:span text:style-name="T102">...</text:span><text:span text:style-name="T96">] float32 { 56.05, 63.38 }</text:span></text:p>
            <text:p text:style-name="P13"><text:span text:style-name="T96">func sum(numbers </text:span><text:span text:style-name="T102">...</text:span><text:span text:style-name="T96">int) (sum int) { /* range numbers */ }</text:span></text:p>
            <text:p text:style-name="P13"><text:span text:style-name="T96">integers := []int{1,2,3,4,5}; sum(integers</text:span><text:span text:style-name="T102">...</text:span><text:span text:style-name="T96">)</text:span></text:p>
            <text:p text:style-name="P13"><text:span text:style-name="T96"/></text:p>
            <text:p text:style-name="P13"><text:span text:style-name="T100">version := 1.0</text:span><text:span text:style-name="T103">;</text:span><text:span text:style-name="T101"> released := 2012</text:span></text:p>
            <text:p text:style-name="P13"><text:span text:style-name="T101"/></text:p>
            <text:p text:style-name="P13"><text:span text:style-name="T99">site </text:span><text:span text:style-name="T104">:=</text:span><text:span text:style-name="T99"> "</text:span><text:span text:style-name="T100"><text:a xlink:href="https://go.dev/" xlink:type="simple">https://go.dev/</text:a></text:span><text:span text:style-name="T101">"</text:span></text:p>
            <text:p text:style-name="P13"><text:span text:style-name="T101"/></text:p>
            <text:p text:style-name="P13"><text:span text:style-name="T101">place = findLocation(latitude</text:span><text:span text:style-name="T103">,</text:span><text:span text:style-name="T101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105">if</text:span><text:span text:style-name="T106"> </text:span><text:span text:style-name="T107">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109">выражение</text:span><text:span text:style-name="T81"> </text:span><text:span text:style-name="T83">{</text:span></text:p>
            <text:p text:style-name="P13"><text:span text:style-name="T110"><text:tab/></text:span><text:span text:style-name="T110">case</text:span><text:span text:style-name="T84"> </text:span><text:span text:style-name="T107">значение-1</text:span><text:span text:style-name="T84">, </text:span><text:span text:style-name="T109">значение-2</text:span><text:span text:style-name="T83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11">код</text:span></text:p>
            <text:p text:style-name="P13"><text:span text:style-name="T111"><text:tab/></text:span><text:span text:style-name="T111"><text:tab/></text:span><text:span text:style-name="T112">fallthrough</text:span></text:p>
            <text:p text:style-name="P13"><text:span text:style-name="T110"><text:tab/></text:span><text:span text:style-name="T110">case</text:span><text:span text:style-name="T84"> </text:span><text:span text:style-name="T109">значение-N</text:span><text:span text:style-name="T83">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112"><text:tab/></text:span><text:span text:style-name="T112"><text:tab/></text:span><text:span text:style-name="T112">break</text:span></text:p>
            <text:p text:style-name="P13"><text:span text:style-name="T83"><text:tab/></text:span><text:span text:style-name="T83">default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1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105">if</text:span><text:span text:style-name="T106"> </text:span><text:span text:style-name="T113">выражение</text:span><text:span text:style-name="T107">; 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83">{</text:span><text:span text:style-name="T81"> <text:s text:c="12"/>//</text:span></text:p>
            <text:p text:style-name="P13"><text:span text:style-name="T84"><text:tab/></text:span><text:span text:style-name="T110">case</text:span><text:span text:style-name="T84"> </text:span><text:span text:style-name="T107">условие</text:span><text:span text:style-name="T109">-1</text:span><text:span text:style-name="T81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107"><text:tab/></text:span><text:span text:style-name="T110">case</text:span><text:span text:style-name="T107"> условие-2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><text:span text:style-name="T81">}</text:span></text:p>
          </draw:text-box>
        </draw:frame>
        <draw:custom-shape draw:style-name="gr33" draw:text-style-name="P23" draw:layer="layout" svg:width="7.4cm" svg:height="1.8cm" svg:x="20cm" svg:y="13.4cm">
          <text:p text:style-name="P2"><text:span text:style-name="T5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9">метка</text:span><text:span text:style-name="T114">:</text:span></text:p>
            <text:p text:style-name="P13"><text:span text:style-name="T83">for</text:span><text:span text:style-name="T81"> </text:span><text:span text:style-name="T109">инициализация</text:span><text:span text:style-name="T81">; </text:span><text:span text:style-name="T109">условие</text:span><text:span text:style-name="T81">; </text:span><text:span text:style-name="T109">изменение</text:span><text:span text:style-name="T81"> </text:span><text:span text:style-name="T83">{</text:span><text:span text:style-name="T83"><text:tab/></text:span><text:span text:style-name="T83"><text:tab/></text:span><text:span text:style-name="T81">// классический итерационный</text:span></text:p>
            <text:p text:style-name="P13"><text:span text:style-name="T81"><text:s text:c="2"/></text:span><text:span text:style-name="T81">// </text:span><text:span text:style-name="T83">break</text:span><text:span text:style-name="T81"> </text:span><text:span text:style-name="T109">метка</text:span></text:p>
            <text:p text:style-name="P13"><text:span text:style-name="T81"><text:s text:c="2"/></text:span><text:span text:style-name="T81">// </text:span><text:span text:style-name="T83">continue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9">условие</text:span><text:span text:style-name="T81">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== while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105"/></text:p>
            <text:p text:style-name="P13"><text:span text:style-name="T105">for</text:span><text:span text:style-name="T106"> </text:span><text:span text:style-name="T107">индекс</text:span><text:span text:style-name="T106">, </text:span><text:span text:style-name="T107">элемент</text:span><text:span text:style-name="T106"> := </text:span><text:span text:style-name="T115">range</text:span><text:span text:style-name="T106"> </text:span><text:span text:style-name="T107">array</text:span><text:span text:style-name="T84"> </text:span><text:span text:style-name="T110">{</text:span><text:span text:style-name="T110"><text:tab/></text:span><text:span text:style-name="T110"><text:tab/></text:span><text:span text:style-name="T84">// перебор </text:span><text:span text:style-name="T107">массива</text:span><text:span text:style-name="T84"> или </text:span><text:span text:style-name="T107">среза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9">ключ</text:span><text:span text:style-name="T81">, </text:span><text:span text:style-name="T109">значение</text:span><text:span text:style-name="T81"> := </text:span><text:span text:style-name="T82">range</text:span><text:span text:style-name="T81"> </text:span><text:span text:style-name="T109">map</text:span><text:span text:style-name="T81"> </text:span><text:span text:style-name="T83">{</text:span><text:span text:style-name="T81"><text:tab/></text:span><text:span text:style-name="T81"><text:tab/></text:span><text:span text:style-name="T81"><text:tab/></text:span><text:span text:style-name="T81">// перебор </text:span><text:span text:style-name="T109">хэша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1">// бесконечный цикл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</draw:text-box>
        </draw:frame>
        <draw:custom-shape draw:style-name="gr35" draw:text-style-name="P23" draw:layer="layout" svg:width="7.4cm" svg:height="1.401cm" svg:x="20.1cm" svg:y="13.8cm">
          <text:p text:style-name="P2"><text:span text:style-name="T57">«One </text:span><text:span text:style-name="T116">for</text:span><text:span text:style-name="T5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</text:span></text:p>
          </draw:text-box>
        </draw:frame>
        <draw:custom-shape draw:style-name="gr36" draw:text-style-name="P37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7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9" draw:text-style-name="P37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3" draw:id="id3" draw:layer="layout" svg:width="2.699cm" svg:height="1.4cm" svg:x="4.301cm" svg:y="7.1cm">
          <text:p text:style-name="P2"><text:span text:style-name="T4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4" draw:id="id4" draw:layer="layout" svg:width="2.699cm" svg:height="1.4cm" svg:x="7.201cm" svg:y="7.1cm">
          <text:p text:style-name="P2"><text:span text:style-name="T4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41" draw:text-style-name="P38" xml:id="id8" draw:id="id8" draw:layer="layout" svg:width="2.699cm" svg:height="1.4cm" svg:x="1.001cm" svg:y="8.7cm">
          <text:p text:style-name="P2"><text:span text:style-name="T4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xml:id="id9" draw:id="id9" draw:layer="layout" svg:width="4.799cm" svg:height="1.4cm" svg:x="1.001cm" svg:y="11.9cm">
          <text:p text:style-name="P2"><text:span text:style-name="T4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10" draw:id="id10" draw:layer="layout" svg:width="2.699cm" svg:height="1.4cm" svg:x="1.001cm" svg:y="13.8cm">
          <text:p text:style-name="P2"><text:span text:style-name="T4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6" draw:id="id6" draw:layer="layout" svg:width="2.699cm" svg:height="1.4cm" svg:x="8.801cm" svg:y="9.8cm">
          <text:p text:style-name="P2"><text:span text:style-name="T4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3" draw:text-style-name="P38" xml:id="id15" draw:id="id15" draw:layer="layout" svg:width="2.9cm" svg:height="1.4cm" svg:x="11.7cm" svg:y="9.8cm">
          <text:p text:style-name="P2"><text:span text:style-name="T42">[</text:span><text:span text:style-name="T11">N</text:span><text:span text:style-name="T42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37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6" draw:id="id16" draw:layer="layout" svg:width="3.099cm" svg:height="1.4cm" svg:x="21.601cm" svg:y="10cm">
          <text:p text:style-name="P2"><text:span text:style-name="T42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2" draw:id="id12" draw:layer="layout" svg:width="3.099cm" svg:height="1.4cm" svg:x="14.8cm" svg:y="9.8cm">
          <text:p text:style-name="P2"><text:span text:style-name="T42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xml:id="id13" draw:id="id13" draw:layer="layout" svg:width="2.6cm" svg:height="1.4cm" svg:x="18.1cm" svg:y="9.8cm">
          <text:p text:style-name="P2"><text:span text:style-name="T4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40" draw:text-style-name="P38" xml:id="id17" draw:id="id17" draw:layer="layout" svg:width="3.099cm" svg:height="1.4cm" svg:x="21.601cm" svg:y="11.8cm">
          <text:p text:style-name="P2"><text:span text:style-name="T4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8" draw:id="id18" draw:layer="layout" svg:width="3.099cm" svg:height="1.4cm" svg:x="21.601cm" svg:y="13.7cm">
          <text:p text:style-name="P2"><text:span text:style-name="T4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7" draw:text-style-name="P37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40" draw:text-style-name="P38" xml:id="id20" draw:id="id20" draw:layer="layout" svg:width="3.099cm" svg:height="1.4cm" svg:x="23.54cm" svg:y="6.6cm">
          <text:p text:style-name="P2"><text:span text:style-name="T4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38" xml:id="id21" draw:id="id21" draw:layer="layout" svg:width="3.099cm" svg:height="1.4cm" svg:x="23.54cm" svg:y="8.3cm">
          <text:p text:style-name="P2"><text:span text:style-name="T4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38" xml:id="id22" draw:id="id22" draw:layer="layout" svg:width="2.699cm" svg:height="1.4cm" svg:x="4.301cm" svg:y="8.7cm">
          <text:p text:style-name="P2"><text:span text:style-name="T4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23" draw:id="id23" draw:layer="layout" svg:width="2.699cm" svg:height="1.4cm" svg:x="1.001cm" svg:y="10.3cm">
          <text:p text:style-name="P2"><text:span text:style-name="T4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39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9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7">Константы: </text:span><text:span text:style-name="T41">const</text:span></text:p>
          </draw:text-box>
        </draw:frame>
        <draw:frame draw:style-name="gr48" draw:text-style-name="P40" draw:layer="layout" svg:width="26.8cm" svg:height="13.1cm" svg:x="0.6cm" svg:y="2.1cm">
          <draw:text-box>
            <text:p text:style-name="P13"><text:span text:style-name="T118">Predefined constants:</text:span></text:p>
            <text:p text:style-name="P13"><text:span text:style-name="T84"><text:tab/></text:span><text:span text:style-name="T110">true false nil</text:span><text:span text:style-name="T119"> iota</text:span></text:p>
            <text:p text:style-name="P13"><text:span text:style-name="T119"/></text:p>
            <text:p text:style-name="P13"><text:span text:style-name="T118">Untyped constants:</text:span></text:p>
            <text:p text:style-name="P13"><text:span text:style-name="T83"><text:tab/></text:span><text:span text:style-name="T83">const</text:span><text:span text:style-name="T81"> </text:span><text:span text:style-name="T109">constant</text:span><text:span text:style-name="T81"> = </text:span><text:span text:style-name="T109">expression</text:span></text:p>
            <text:p text:style-name="P13"><text:span text:style-name="T83"><text:tab/></text:span><text:span text:style-name="T83">const</text:span><text:span text:style-name="T81"> </text:span><text:span text:style-name="T109">constant1</text:span><text:span text:style-name="T81">, </text:span><text:span text:style-name="T109">constant2</text:span><text:span text:style-name="T81"> = </text:span><text:span text:style-name="T109">value1</text:span><text:span text:style-name="T81">, </text:span><text:span text:style-name="T109">value2</text:span></text:p>
            <text:p text:style-name="P13"><text:span text:style-name="T110"><text:tab/></text:span><text:span text:style-name="T110">const</text:span><text:span text:style-name="T84"> </text:span><text:span text:style-name="T110">(</text:span><text:span text:style-name="T84"> </text:span><text:span text:style-name="T107">constant1</text:span><text:span text:style-name="T81"> = </text:span><text:span text:style-name="T109">value1</text:span><text:span text:style-name="T81">, </text:span><text:span text:style-name="T109">constant2</text:span><text:span text:style-name="T81"> = </text:span><text:span text:style-name="T109">value2</text:span><text:span text:style-name="T81"> </text:span><text:span text:style-name="T83">)</text:span></text:p>
            <text:p text:style-name="P13"><text:span text:style-name="T81"/></text:p>
            <text:p text:style-name="P13"><text:span text:style-name="T81"><text:tab/></text:span><text:span text:style-name="T81">const (</text:span></text:p>
            <text:p text:style-name="P13"><text:span text:style-name="T81"><text:tab/></text:span><text:span text:style-name="T81"><text:tab/></text:span><text:span text:style-name="T81">e <text:s/>= 2.71828182845904523536028747135266249775724709369995957496696763</text:span></text:p>
            <text:p text:style-name="P13"><text:span text:style-name="T81"><text:tab/></text:span><text:span text:style-name="T81"><text:tab/></text:span><text:span text:style-name="T81">pi = 3.14159265358979323846264338327950288419716939937510582097494459</text:span></text:p>
            <text:p text:style-name="P13"><text:span text:style-name="T81"><text:tab/></text:span><text:span text:style-name="T81">)</text:span></text:p>
            <text:p text:style-name="P13"><text:span text:style-name="T51">Typed constants:</text:span></text:p>
            <text:p text:style-name="P13"><text:span text:style-name="T83"><text:tab/></text:span><text:span text:style-name="T83">const</text:span><text:span text:style-name="T81"> </text:span><text:span text:style-name="T109">constant</text:span><text:span text:style-name="T81"> </text:span><text:span text:style-name="T109">Type</text:span><text:span text:style-name="T81"> = </text:span><text:span text:style-name="T109">expression</text:span></text:p>
            <text:p text:style-name="P13"><text:span text:style-name="T83"/></text:p>
            <text:p text:style-name="P13"><text:span text:style-name="T84"><text:tab/></text:span><text:span text:style-name="T110">const</text:span><text:span text:style-name="T84"> b </text:span><text:span text:style-name="T110">byte</text:span><text:span text:style-name="T84"> = 0Xf</text:span></text:p>
            <text:p text:style-name="P13"><text:span text:style-name="T84"><text:tab/></text:span><text:span text:style-name="T110">const</text:span><text:span text:style-name="T84"> x </text:span><text:span text:style-name="T110">complex128</text:span><text:span text:style-name="T84"> = 2+5i</text:span></text:p>
            <text:p text:style-name="P13"><text:span text:style-name="T84"><text:tab/></text:span><text:span text:style-name="T110">const</text:span><text:span text:style-name="T84"> Big </text:span><text:span text:style-name="T110">float64</text:span><text:span text:style-name="T84"> = 1 &lt;&lt; 100</text:span><text:span text:style-name="T84"><text:tab/></text:span><text:span text:style-name="T84"><text:tab/></text:span><text:span text:style-name="T84"><text:tab/></text:span><text:span text:style-name="T84">// binary 1 with 100 zeros</text:span></text:p>
            <text:p text:style-name="P13"><text:span text:style-name="T84"><text:tab/></text:span><text:span text:style-name="T110">const</text:span><text:span text:style-name="T84"> i </text:span><text:span text:style-name="T110">int32</text:span><text:span text:style-name="T84"> = -273</text:span></text:p>
            <text:p text:style-name="P13"><text:span text:style-name="T84"><text:tab/></text:span><text:span text:style-name="T110">const</text:span><text:span text:style-name="T84"> Go </text:span><text:span text:style-name="T110">rune</text:span><text:span text:style-name="T84"> = '</text:span><text:span text:style-name="T84">碁</text:span><text:span text:style-name="T84">'</text:span></text:p>
            <text:p text:style-name="P13"><text:span text:style-name="T84"><text:tab/></text:span><text:span text:style-name="T110">const</text:span><text:span text:style-name="T84"> language</text:span><text:span text:style-name="T110"> string</text:span><text:span text:style-name="T84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ъявление новой переменной и присваивание </text:span><text:span text:style-name="T93">значения</text:span></text:p>
            <text:p text:style-name="P13"><text:span text:style-name="T93">t, f := true, false</text:span><text:span text:style-name="T93"><text:tab/>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исваивание значения уже объявленной переменной</text:span></text:p>
            <text:p text:style-name="P13"><text:span text:style-name="T92">G, o = "G", "o"</text:span><text:span text:style-name="T92"><text:tab/></text:span><text:span text:style-name="T92"><text:tab/></text:span><text:span text:style-name="T92">// tuple assignment</text:span></text:p>
            <text:p text:style-name="P13"><text:span text:style-name="T92">i, j = j, i</text:span><text:span text:style-name="T92"><text:tab/></text:span><text:span text:style-name="T92"><text:tab/></text:span><text:span text:style-name="T92"><text:tab/></text:span><text:span text:style-name="T92"><text:tab/></text:span><text:span text:style-name="T92">// обмен значений i и j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еременные: var</text:span></text:p>
          </draw:text-box>
        </draw:frame>
        <draw:frame draw:style-name="gr50" draw:text-style-name="P41" draw:layer="layout" svg:width="26.8cm" svg:height="13.1cm" svg:x="0.6cm" svg:y="2.1cm">
          <draw:text-box>
            <text:p text:style-name="P13"><text:span text:style-name="T92">Несколько вариантов </text:span><text:span text:style-name="T121">объявления</text:span><text:span text:style-name="T92"> переменных:</text:span></text:p>
            <text:p text:style-name="P13"><text:span text:style-name="T122"><text:tab/></text:span><text:span text:style-name="T122">var</text:span><text:span text:style-name="T92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92"> s2 string = ""</text:span><text:span text:style-name="T92"><text:tab/></text:span><text:span text:style-name="T92"><text:tab/></text:span><text:span text:style-name="T92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92"> s3 = ""</text:span><text:span text:style-name="T92"><text:tab/></text:span><text:span text:style-name="T92"><text:tab/></text:span><text:span text:style-name="T92"><text:tab/></text:span><text:span text:style-name="T92"><text:tab/></text:span><text:span text:style-name="T92"> </text:span><text:span text:style-name="T123">// объявили и проинициализировали, тип по значению</text:span></text:p>
            <text:p text:style-name="P13"><text:span text:style-name="T92"><text:tab/></text:span><text:span text:style-name="T92">s4 </text:span><text:span text:style-name="T122">:=</text:span><text:span text:style-name="T92"> ""</text:span><text:span text:style-name="T92"><text:tab/></text:span><text:span text:style-name="T92"><text:tab/></text:span><text:span text:style-name="T92"><text:tab/></text:span><text:span text:style-name="T92"><text:tab/></text:span><text:span text:style-name="T92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Опер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ъявление новой переменной и присваивание </text:span><text:span text:style-name="T93">значения</text:span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исваивание значения объявленной переменной</text:span></text:p>
            <text:p text:style-name="P13"><text:span text:style-name="T92">G, o = "G", "o"</text:span><text:span text:style-name="T92"><text:tab/></text:span><text:span text:style-name="T92"><text:tab/></text:span><text:span text:style-name="T92"><text:tab/></text:span><text:span text:style-name="T92"><text:tab/></text:span><text:span text:style-name="T92">// tuple assignment</text:span></text:p>
            <text:p text:style-name="P13"><text:span text:style-name="T92">i, j = j, i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мен значений i и j</text:span></text:p>
            <text:p text:style-name="P13"><text:span text:style-name="T92">s, d, p = x+y, x-y, x*y</text:span><text:span text:style-name="T92"><text:tab/></text:span><text:span text:style-name="T92"><text:tab/></text:span><text:span text:style-name="T92">// присваивание результатов выражений</text:span></text:p>
            <text:p text:style-name="P13"><text:span text:style-name="T92"/></text:p>
            <text:p text:style-name="P13"><text:span text:style-name="T122">* / % &lt;&lt; &gt;&gt; &amp; &amp;^ + - | ^ == != &lt; &lt;= &gt; &gt;= &amp;&amp; ||</text:span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basic types</text:span></text:p>
          </draw:text-box>
        </draw:frame>
        <draw:frame draw:style-name="gr52" draw:text-style-name="P40" draw:layer="layout" svg:width="26.8cm" svg:height="13.1cm" svg:x="0.6cm" svg:y="2.1cm">
          <draw:text-box>
            <text:p text:style-name="P13"><text:span text:style-name="T83">bool</text:span><text:span text:style-name="T81"> ~ логические: true, false</text:span></text:p>
            <text:p text:style-name="P13"><text:span text:style-name="T81"/></text:p>
            <text:p text:style-name="P13"><text:span text:style-name="T110">byte</text:span><text:span text:style-name="T84"> = uint8</text:span><text:span text:style-name="T110"> </text:span><text:span text:style-name="T84">~ байты: 0b00011001, 031, 0x19, 0X19</text:span></text:p>
            <text:p text:style-name="P13"><text:span text:style-name="T81"/></text:p>
            <text:p text:style-name="P13"><text:span text:style-name="T83">complex128</text:span><text:span text:style-name="T81"> </text:span><text:span text:style-name="T83">complex64</text:span><text:span text:style-name="T81"> ~ комплексные: 10 + 11i, complex(1, 2) // 1+2i</text:span></text:p>
            <text:p text:style-name="P13"><text:span text:style-name="T81"/></text:p>
            <text:p text:style-name="P13"><text:span text:style-name="T83">error</text:span><text:span text:style-name="T81"> ~ ошибка: err := os.WriteFile(file, data, 0666)</text:span></text:p>
            <text:p text:style-name="P13"><text:span text:style-name="T84"/></text:p>
            <text:p text:style-name="P13"><text:span text:style-name="T110">float32</text:span><text:span text:style-name="T84"> </text:span><text:span text:style-name="T110">float64</text:span><text:span text:style-name="T84"> ~ дробные числа с плавающей точкой: 0.0, </text:span><text:span text:style-name="T81">-273.15, 3.14, 2e-8</text:span></text:p>
            <text:p text:style-name="P13"><text:span text:style-name="T84"/></text:p>
            <text:p text:style-name="P13"><text:span text:style-name="T110">int int8 int16 int32 int64</text:span><text:span text:style-name="T84"> </text:span><text:span text:style-name="T81">~ целые со знаком: 0, -273, +100, 0xF</text:span></text:p>
            <text:p text:style-name="P13"><text:span text:style-name="T84"/></text:p>
            <text:p text:style-name="P13"><text:span text:style-name="T110">rune</text:span><text:span text:style-name="T84"> = int32</text:span><text:span text:style-name="T110"> </text:span><text:span text:style-name="T84">~ символ (code point) Unicode: 'G', 'o', '</text:span><text:span text:style-name="T84">碁</text:span><text:span text:style-name="T84">', </text:span><text:span text:style-name="T81">'\n' </text:span></text:p>
            <text:p text:style-name="P13"><text:span text:style-name="T84"/></text:p>
            <text:p text:style-name="P13"><text:span text:style-name="T110">string</text:span><text:span text:style-name="T81"> ~ </text:span><text:span text:style-name="T125">"строка в кодировке UTF-8 \n"</text:span></text:p>
            <text:p text:style-name="P13"><text:span text:style-name="T84"/></text:p>
            <text:p text:style-name="P13"><text:span text:style-name="T110">uint uint8 uint16 uint32 uint64 uintptr</text:span><text:span text:style-name="T84"> </text:span><text:span text:style-name="T81">~ целые беззнаковые: 0, 25, 42, <text:s text:c="2"/></text:span></text:p>
            <text:p text:style-name="P20"><text:span text:style-name="T109"/></text:p>
            <text:p text:style-name="P20"><text:span text:style-name="T107">Типы </text:span><text:span text:style-name="T110">int, uint</text:span><text:span text:style-name="T107"> отличаются от их собратьев с явно указанными размерами, поэтому нужны явные преобразования: </text:span><text:span text:style-name="T110">i = int(i32); </text:span><text:span text:style-name="T112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complex</text:span></text:p>
          </draw:text-box>
        </draw:frame>
        <draw:frame draw:style-name="gr53" draw:text-style-name="P40" draw:layer="layout" svg:width="26.8cm" svg:height="13.1cm" svg:x="0.6cm" svg:y="2.1cm">
          <draw:text-box>
            <text:p text:style-name="P13"><text:span text:style-name="T81"/></text:p>
            <text:p text:style-name="P13"><text:span text:style-name="T83">complex128</text:span><text:span text:style-name="T81"> </text:span><text:span text:style-name="T83">complex64</text:span><text:span text:style-name="T81"> ~ комплексные числа:</text:span></text:p>
            <text:p text:style-name="P13"><text:span text:style-name="T81"/></text:p>
            <text:p text:style-name="P13"><text:span text:style-name="T81"><text:tab/></text:span><text:span text:style-name="T81">var x complex128 = complex(2, 3) // 2+3i </text:span></text:p>
            <text:p text:style-name="P13"><text:span text:style-name="T81"><text:tab/></text:span><text:span text:style-name="T81">var y complex128 = complex(4, 5) // 4+5i</text:span></text:p>
            <text:p text:style-name="P13"><text:span text:style-name="T81"><text:tab/></text:span><text:span text:style-name="T81">fmt.Println(x*y) // "(-7+22i)"</text:span></text:p>
            <text:p text:style-name="P13"><text:span text:style-name="T81"><text:tab/></text:span><text:span text:style-name="T81">fmt.Println(real(x*y)) // "-7"</text:span></text:p>
            <text:p text:style-name="P13"><text:span text:style-name="T81"><text:tab/></text:span><text:span text:style-name="T81">fmt.Println(imag(x*y)) // "22"</text:span></text:p>
            <text:p text:style-name="P13"><text:span text:style-name="T81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81"><text:tab/></text:span><text:span text:style-name="T81">fmt.Println(n) // (0+2i)</text:span></text:p>
            <text:p text:style-name="P13"><text:span text:style-name="T81"/></text:p>
            <text:p text:style-name="P13"><text:span text:style-name="T81"><text:tab/></text:span><text:span text:style-name="T81">var c complex64 = 1 // </text:span></text:p>
            <text:p text:style-name="P13"><text:span text:style-name="T81"><text:tab/></text:span><text:span text:style-name="T81">fmt.Println(c) // (1+0i)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N]array // массив</text:span></text:p>
          </draw:text-box>
        </draw:frame>
        <draw:frame draw:style-name="gr54" draw:text-style-name="P42" draw:layer="layout" svg:width="26.8cm" svg:height="13.1cm" svg:x="0.6cm" svg:y="2.1cm">
          <draw:text-box>
            <text:p text:style-name="P13"><text:span text:style-name="T48">Массив фиксированной длины: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массив типа </text:span><text:span text:style-name="T94">[</text:span><text:span text:style-name="T130">размер</text:span><text:span text:style-name="T94">]Type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93"><text:tab/></text:span><text:span text:style-name="T130">array</text:span><text:span text:style-name="T93">[</text:span><text:span text:style-name="T130">index</text:span><text:span text:style-name="T93">] = </text:span><text:span text:style-name="T130">value</text:span></text:p>
            <text:p text:style-name="P13"><text:span text:style-name="T129"/></text:p>
            <text:p text:style-name="P13"><text:span text:style-name="T129"><text:tab/></text:span><text:span text:style-name="T121">array</text:span><text:span text:style-name="T92"> := </text:span><text:span text:style-name="T122">[</text:span><text:span text:style-name="T121">размер</text:span><text:span text:style-name="T122">]Type{</text:span><text:span text:style-name="T130">index1</text:span><text:span text:style-name="T124">:</text:span><text:span text:style-name="T93"> </text:span><text:span text:style-name="T130">value1</text:span><text:span text:style-name="T124">,</text:span><text:span text:style-name="T130"> index2</text:span><text:span text:style-name="T124">:</text:span><text:span text:style-name="T130"> value2</text:span><text:span text:style-name="T94">}</text:span></text:p>
            <text:p text:style-name="P13"><text:span text:style-name="T92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длина = размер массива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N]array // массив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22"><text:tab/></text:span><text:span text:style-name="T92">var ipAddress </text:span><text:span text:style-name="T122">[</text:span><text:span text:style-name="T92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массив типа </text:span><text:span text:style-name="T94">[</text:span><text:span text:style-name="T123">4</text:span><text:span text:style-name="T94">]int</text:span></text:p>
            <text:p text:style-name="P13"><text:span text:style-name="T122"><text:tab/></text:span><text:span text:style-name="T92">ipAddress = [4]int{8,8,8,8}</text:span></text:p>
            <text:p text:style-name="P13"><text:span text:style-name="T92"><text:tab/></text:span><text:span text:style-name="T92">fmt.Printf("%T %v \n", ipAddress, ipAddress)</text:span><text:span text:style-name="T92"><text:tab/></text:span><text:span text:style-name="T92">// [4]int [8 8 8 8]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92">numbers := </text:span><text:span text:style-name="T122">[...]</text:span><text:span text:style-name="T92">int{3:25, 8:42}</text:span><text:span text:style-name="T92"><text:tab/></text:span><text:span text:style-name="T92"><text:tab/></text:span><text:span text:style-name="T92"><text:tab/></text:span><text:span text:style-name="T92"><text:tab/></text:span><text:span text:style-name="T92">// [0 0 0 25 0 0 0 0 42] </text:span></text:p>
            <text:p text:style-name="P13"><text:span text:style-name="T92"/></text:p>
            <text:p text:style-name="P13"><text:span text:style-name="T93"><text:tab/></text:span><text:span text:style-name="T93">months := </text:span><text:span text:style-name="T94">[</text:span><text:span text:style-name="T131">...</text:span><text:span text:style-name="T94">]string{</text:span><text:span text:style-name="T93"> <text:s text:c="21"/>// размер берётся из значений</text:span></text:p>
            <text:p text:style-name="P13"><text:span text:style-name="T93"><text:tab/></text:span><text:span text:style-name="T93"><text:tab/></text:span><text:span text:style-name="T93">1:"Jan", 2:"Feb", 3:"Mar", 4:"Apr", 5:"May", 6:"Jun",</text:span></text:p>
            <text:p text:style-name="P13"><text:span text:style-name="T93"><text:tab/></text:span><text:span text:style-name="T93"><text:tab/></text:span><text:span text:style-name="T93">7:"Jul", 8:"Aug", 9:"Sep", 10:"Oct", 11:"Nov", 12: "Dec"</text:span><text:span text:style-name="T132">,</text:span><text:span text:style-name="T93"> // нужна!</text:span></text:p>
            <text:p text:style-name="P13"><text:span text:style-name="T93"><text:tab/></text:span><text:span text:style-name="T94">}</text:span></text:p>
            <text:p text:style-name="P13"><text:span text:style-name="T93"><text:tab/></text:span><text:span text:style-name="T93">fmt.Printf("%T \n", months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[13]string</text:span></text:p>
            <text:p text:style-name="P13"><text:span text:style-name="T93"/></text:p>
            <text:p text:style-name="P13"><text:span text:style-name="T93">[32]byte</text:span></text:p>
            <text:p text:style-name="P13"><text:span text:style-name="T93">[2*N] struct { x, y int32 }</text:span></text:p>
            <text:p text:style-name="P13"><text:span text:style-name="T93">[1000]*float64</text:span></text:p>
            <text:p text:style-name="P13"><text:span text:style-name="T93">[2][2][2]float64</text:span><text:span text:style-name="T93"><text:tab/></text:span><text:span text:style-name="T93">// same as [2]([2]([2]float64))</text:span></text:p>
            <text:p text:style-name="P13"><text:span text:style-name="T93">[10]func(a, b int) int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 ]slice // срез</text:span></text:p>
          </draw:text-box>
        </draw:frame>
        <draw:frame draw:style-name="gr56" draw:text-style-name="P42" draw:layer="layout" svg:width="26.8cm" svg:height="13.1cm" svg:x="0.6cm" svg:y="2.1cm">
          <draw:text-box>
            <text:p text:style-name="P13"><text:span text:style-name="T48">Динамический массив изменяемой длины:</text:span></text:p>
            <text:p text:style-name="P13"><text:span text:style-name="T92"><text:tab/></text:span><text:span text:style-name="T92">var</text:span><text:span text:style-name="T92"><text:tab/></text:span><text:span text:style-name="T121">slice</text:span><text:span text:style-name="T92"> = </text:span><text:span text:style-name="T122">[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у среза есть underlying array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выделить память под срез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, </text:span><text:span text:style-name="T121">capacity</text:span><text:span text:style-name="T92">)</text:span><text:span text:style-name="T92"><text:tab/></text:span><text:span text:style-name="T92"><text:tab/></text:span><text:span text:style-name="T92">//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capacity</text:span><text:span text:style-name="T92">)[:</text:span><text:span text:style-name="T121">length</text:span><text:span text:style-name="T92">]</text:span><text:span text:style-name="T92"><text:tab/></text:span><text:span text:style-name="T92"><text:tab/></text:span><text:span text:style-name="T92">// то же, что предыдущее</text:span><text:span text:style-name="T92"><text:tab/>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122">len</text:span><text:span text:style-name="T92">(</text:span><text:span text:style-name="T121">sli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текущий размер среза</text:span></text:p>
            <text:p text:style-name="P13"><text:span text:style-name="T92"><text:tab/></text:span><text:span text:style-name="T122">cap</text:span><text:span text:style-name="T92">(</text:span><text:span text:style-name="T121">sli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предельная ёмкость среза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append</text:span><text:span text:style-name="T92">(</text:span><text:span text:style-name="T121">slice</text:span><text:span text:style-name="T92">, </text:span><text:span text:style-name="T121">element1, element2</text:span><text:span text:style-name="T92">)</text:span><text:span text:style-name="T92"><text:tab/></text:span><text:span text:style-name="T92">// добавить данные к срезу</text:span></text:p>
            <text:p text:style-name="P13"><text:span text:style-name="T92"><text:tab/></text:span></text:p>
            <text:p text:style-name="P13"><text:span text:style-name="T92"><text:tab/></text:span><text:span text:style-name="T122">copy</text:span><text:span text:style-name="T92">(</text:span><text:span text:style-name="T121">newSlice</text:span><text:span text:style-name="T92">, </text:span><text:span text:style-name="T121">slice</text:span><text:span text:style-name="T92">) 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встроенная функция копирования</text:span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 ]slice // срез</text:span></text:p>
          </draw:text-box>
        </draw:frame>
        <draw:frame draw:style-name="gr57" draw:text-style-name="P42" draw:layer="layout" svg:width="26.8cm" svg:height="13.1cm" svg:x="0.6cm" svg:y="2.1cm">
          <draw:text-box>
            <text:p text:style-name="P13"><text:span text:style-name="T45"/></text:p>
            <text:p text:style-name="P13"><text:span text:style-name="T93"><text:tab/></text:span><text:span text:style-name="T93">var s []int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nil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[]int(nil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[]int{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!= nil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94">type</text:span><text:span text:style-name="T93"> ~ определение нового типа, часто как ограничение базового (underlying)</text:span></text:p>
            <text:p text:style-name="P13"><text:span text:style-name="T93"><text:tab/></text:span><text:span text:style-name="T94">type</text:span><text:span text:style-name="T93"> </text:span><text:span text:style-name="T130">NewTypeName</text:span><text:span text:style-name="T93"> </text:span><text:span text:style-name="T130">UnderlyingType</text:span><text:span text:style-name="T93"> </text:span></text:p>
            <text:p text:style-name="P13"><text:span text:style-name="T93"/></text:p>
            <text:p text:style-name="P13"><text:span text:style-name="T129"><text:tab/></text:span><text:span text:style-name="T128">type</text:span><text:span text:style-name="T129"> </text:span><text:span text:style-name="T133">Celsius</text:span><text:span text:style-name="T92"> float32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с базовым типом float32</text:span></text:p>
            <text:p text:style-name="P13"><text:span text:style-name="T92"><text:tab/></text:span><text:span text:style-name="T92">var t </text:span><text:span text:style-name="T133">Celsius</text:span><text:span text:style-name="T130"> </text:span><text:span text:style-name="T93">= 0.0</text:span></text:p>
            <text:p text:style-name="P13"><text:span text:style-name="T93"><text:tab/></text:span><text:span text:style-name="T93">const </text:span><text:span text:style-name="T130">AbsoluteZeroC</text:span><text:span text:style-name="T93"> </text:span><text:span text:style-name="T134">Celsius</text:span><text:span text:style-name="T93"> = -273.15</text:span></text:p>
            <text:p text:style-name="P13"><text:span text:style-name="T92"/></text:p>
            <text:p text:style-name="P13"><text:span text:style-name="T92"><text:tab/></text:span><text:span text:style-name="T92">var f float32 = 0.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и float32 – разные типы</text:span></text:p>
            <text:p text:style-name="P13"><text:span text:style-name="T92"><text:tab/></text:span><text:span text:style-name="T92">if t == </text:span><text:span text:style-name="T133">Celsius</text:span><text:span text:style-name="T93">(f)) { }</text:span><text:span text:style-name="T93"><text:tab/></text:span><text:span text:style-name="T93"><text:tab/></text:span><text:span text:style-name="T93"><text:tab/></text:span><text:span text:style-name="T93"><text:tab/></text:span><text:span text:style-name="T93">// поэтому нужно преобразование</text:span></text:p>
            <text:p text:style-name="P13"><text:span text:style-name="T93"/></text:p>
            <text:p text:style-name="P13"><text:span text:style-name="T121">Type</text:span><text:span text:style-name="T129">(</text:span><text:span text:style-name="T121">value</text:span><text:span text:style-name="T92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93"/></text:p>
            <text:p text:style-name="P13"><text:span text:style-name="T92"><text:tab/></text:span><text:span text:style-name="T92">func C2F (c </text:span><text:span text:style-name="T133">Celsius</text:span><text:span text:style-name="T92">) float32 {</text:span><text:span text:style-name="T92"><text:tab/></text:span><text:span text:style-name="T92"><text:tab/></text:span><text:span text:style-name="T92">// принимает только значения </text:span><text:span text:style-name="T121">Celsius</text:span></text:p>
            <text:p text:style-name="P13"><text:span text:style-name="T92"><text:tab/></text:span><text:span text:style-name="T92">}</text:span></text:p>
            <text:p text:style-name="P13"><text:span text:style-name="T92"/></text:p>
            <text:p text:style-name="P13"><text:span text:style-name="T92"><text:tab/></text:span><text:span text:style-name="T122">type</text:span><text:span text:style-name="T92"> </text:span><text:span text:style-name="T121">IPv4</text:span><text:span text:style-name="T92"> [4]int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массив из 4-х целых </text:span></text:p>
            <text:p text:style-name="P13"><text:span text:style-name="T92"><text:tab/></text:span><text:span text:style-name="T92">var localhost </text:span><text:span text:style-name="T121">IPv4</text:span><text:span text:style-name="T92"> = </text:span><text:span text:style-name="T121">IPv4</text:span><text:span text:style-name="T92"> {127, 0, 0, 1}</text:span></text:p>
            <text:p text:style-name="P13"><text:span text:style-name="T92"><text:tab/></text:span><text:span text:style-name="T92">localhost := </text:span><text:span text:style-name="T121">IPv4</text:span><text:span text:style-name="T92"> {127, 0, 0, 1}</text:span><text:span text:style-name="T92"><text:tab/></text:span><text:span text:style-name="T92"><text:tab/></text:span><text:span text:style-name="T92"><text:tab/></text:span><text:span text:style-name="T92">// краткая запись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3">Type aliasing: an alias name T1—an alternate spelling—for the type denoted by T2; that is, both T1 and T2 denote the same type.</text:span></text:p>
            <text:p text:style-name="P13"><text:span text:style-name="T93"/></text:p>
            <text:p text:style-name="P13"><text:span text:style-name="T93"><text:tab/></text:span><text:span text:style-name="T94">type</text:span><text:span text:style-name="T93"> </text:span><text:span text:style-name="T130">T1 = T2</text:span></text:p>
            <text:p text:style-name="P13"><text:span text:style-name="T130"/></text:p>
            <text:p text:style-name="P13"><text:span text:style-name="T130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92">fmt.Println(</text:span><text:span text:style-name="T123">Sunday,Monday,Tuesday,Wednesday,Thursday,Friday,Saturday)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~ структура: набор разнотипных полей, аналог класса</text:span></text:p>
            <text:p text:style-name="P13"><text:span text:style-name="T93"/></text:p>
            <text:p text:style-name="P13"><text:span text:style-name="T92"><text:tab/></text:span><text:span text:style-name="T92">type </text:span><text:span text:style-name="T122">struct</text:span><text:span text:style-name="T92"> </text:span><text:span text:style-name="T130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0">field1</text:span><text:span text:style-name="T123"> </text:span><text:span text:style-name="T130">Type</text:span></text:p>
            <text:p text:style-name="P13"><text:span text:style-name="T123"><text:tab/></text:span><text:span text:style-name="T123"><text:tab/></text:span><text:span text:style-name="T130">field2, field3</text:span><text:span text:style-name="T123"> </text:span><text:span text:style-name="T130">Type2</text:span></text:p>
            <text:p text:style-name="P13"><text:span text:style-name="T123"><text:tab/></text:span><text:span text:style-name="T124">}</text:span></text:p>
            <text:p text:style-name="P13"><text:span text:style-name="T93"/></text:p>
            <text:p text:style-name="P13"><text:span text:style-name="T93"><text:tab/></text:span><text:span text:style-name="T93">s := </text:span><text:span text:style-name="T94">struct</text:span><text:span text:style-name="T93"> </text:span><text:span text:style-name="T130">Structure</text:span><text:span text:style-name="T93"> </text:span><text:span text:style-name="T94">{</text:span></text:p>
            <text:p text:style-name="P13"><text:span text:style-name="T93"><text:tab/></text:span><text:span text:style-name="T93"><text:tab/></text:span><text:span text:style-name="T130">field1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130">field2, field3</text:span><text:span text:style-name="T93"> </text:span><text:span text:style-name="T130">Type2</text:span></text:p>
            <text:p text:style-name="P13"><text:span text:style-name="T93"><text:tab/></text:span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struct: field tags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~ структура: набор разнотипных полей, аналог класса</text:span></text:p>
            <text:p text:style-name="P13"><text:span text:style-name="T93"><text:tab/></text:span><text:span text:style-name="T93"><text:tab/></text:span><text:span text:style-name="T93">s := struct </text:span><text:span text:style-name="T130">Structure</text:span><text:span text:style-name="T93"> {</text:span></text:p>
            <text:p text:style-name="P13"><text:span text:style-name="T93"><text:tab/></text:span><text:span text:style-name="T93"><text:tab/></text:span><text:span text:style-name="T93"><text:tab/></text:span><text:span text:style-name="T130">field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93">}</text:span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~ указатель: </text:span></text:p>
            <text:p text:style-name="P13"><text:span text:style-name="T93"><text:tab/></text:span><text:span text:style-name="T93"><text:tab/></text:span><text:span text:style-name="T93">p := *Type</text:span></text:p>
            <text:p text:style-name="P13"><text:span text:style-name="T92"/></text:p>
            <text:p text:style-name="P13"><text:span text:style-name="T122">map</text:span><text:span text:style-name="T93"> ~ хэш | ассоциативный массив | словарь: </text:span></text:p>
            <text:p text:style-name="P13"><text:span text:style-name="T93"><text:tab/></text:span><text:span text:style-name="T93"><text:tab/></text:span><text:span text:style-name="T93">m := map[KeyType]ValueType = { key: value }</text:span></text:p>
            <text:p text:style-name="P13"><text:span text:style-name="T92"/></text:p>
            <text:p text:style-name="P13"><text:span text:style-name="T122">slice</text:span><text:span text:style-name="T93"> ~ динамический массив: </text:span></text:p>
            <text:p text:style-name="P13"><text:span text:style-name="T93"><text:tab/></text:span><text:span text:style-name="T93"><text:tab/></text:span><text:span text:style-name="T93">s := []Type</text:span></text:p>
            <text:p text:style-name="P13"><text:span text:style-name="T93"/></text:p>
            <text:p text:style-name="P13"><text:span text:style-name="T122">function</text:span><text:span text:style-name="T93"> ~ функция: </text:span></text:p>
            <text:p text:style-name="P13"><text:span text:style-name="T92"><text:tab/></text:span><text:span text:style-name="T92"><text:tab/></text:span><text:span text:style-name="T122">func</text:span><text:span text:style-name="T92"> </text:span><text:span text:style-name="T121">f</text:span><text:span text:style-name="T92">() { /* код */</text:span><text:span text:style-name="T93"> } </text:span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казатели: pointer</text:span></text:p>
          </draw:text-box>
        </draw:frame>
        <draw:frame draw:style-name="gr63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~ указатель: </text:span></text:p>
            <text:p text:style-name="P13"><text:span text:style-name="T93"><text:tab/></text:span><text:span text:style-name="T93"><text:tab/></text:span><text:span text:style-name="T93">p := *Type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Хэши: map</text:span></text:p>
          </draw:text-box>
        </draw:frame>
        <draw:frame draw:style-name="gr64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122">map</text:span><text:span text:style-name="T93"> ~ хэш | ассоциативный массив | словарь: </text:span></text:p>
            <text:p text:style-name="P13"><text:span text:style-name="T93"><text:tab/></text:span><text:span text:style-name="T93"><text:tab/></text:span><text:span text:style-name="T93">m := map[KeyType]ValueType = { key: value }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2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94">func</text:span><text:span text:style-name="T93"> </text:span><text:span text:style-name="T130">functionName</text:span><text:span text:style-name="T94">(</text:span><text:span text:style-name="T130">param1, param2 Type1, param3 Type3</text:span><text:span text:style-name="T94">)</text:span><text:span text:style-name="T93"> </text:span><text:span text:style-name="T130">ReturnType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128">func</text:span><text:span text:style-name="T129"> </text:span><text:span text:style-name="T121">functionName</text:span><text:span text:style-name="T122">(</text:span><text:span text:style-name="T130">p1 T1, p2 T2</text:span><text:span text:style-name="T94">) (</text:span><text:span text:style-name="T130">returnValue1 ReturnType1, rv2 RT2</text:span><text:span text:style-name="T94">)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7" draw:text-style-name="P40" draw:layer="layout" svg:width="26.8cm" svg:height="13.1cm" svg:x="0.6cm" svg:y="2.1cm">
          <draw:text-box>
            <text:p text:style-name="P13"><text:span text:style-name="T110">interface</text:span><text:span text:style-name="T84"> – это тип данных (</text:span><text:span text:style-name="T110">any</text:span><text:span text:style-name="T84">), у которого может быть набор методов</text:span></text:p>
            <text:p text:style-name="P13"><text:span text:style-name="T84"/></text:p>
            <text:p text:style-name="P13"><text:span text:style-name="T110">type </text:span><text:span text:style-name="T107">interfaceName</text:span><text:span text:style-name="T110"> interface{}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81">// пустой интерфейс == nil</text:span></text:p>
            <text:p text:style-name="P13"><text:span text:style-name="T84"/></text:p>
            <text:p text:style-name="P13"><text:span text:style-name="T74">type </text:span><text:span text:style-name="T76">Flyer</text:span><text:span text:style-name="T74"> interface { </text:span><text:span text:style-name="T76">fly</text:span><text:span text:style-name="T74">()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74">type </text:span><text:span text:style-name="T76">Swimmer</text:span><text:span text:style-name="T74"> interface { </text:span><text:span text:style-name="T76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6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6">Bird</text:span></text:p>
            <text:p text:style-name="P13"><text:span text:style-name="T74">func (b *</text:span><text:span text:style-name="T76">Bird</text:span><text:span text:style-name="T74">)</text:span><text:span text:style-name="T76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реализует метод для типа </text:span><text:span text:style-name="T76">Bird</text:span></text:p>
            <text:p text:style-name="P13"><text:span text:style-name="T74"><text:s text:c="4"/></text:span><text:span text:style-name="T74">return "flying..."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76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6">Penguin</text:span></text:p>
            <text:p text:style-name="P13"><text:span text:style-name="T74">func (f *</text:span><text:span text:style-name="T76">Penguin</text:span><text:span text:style-name="T74">)</text:span><text:span text:style-name="T76">swim</text:span><text:span text:style-name="T74">() string { return "swimming..." }</text:span></text:p>
            <text:p text:style-name="P13"><text:span text:style-name="T74">func (b *</text:span><text:span text:style-name="T76">Penguin</text:span><text:span text:style-name="T74">)</text:span><text:span text:style-name="T76">fly</text:span><text:span text:style-name="T74">() string { return "can’t fly!" }</text:span></text:p>
            <text:p text:style-name="P13"><text:span text:style-name="T74"/></text:p>
            <text:p text:style-name="P13"><text:span text:style-name="T74"><text:tab/></text:span><text:span text:style-name="T74">var s = </text:span><text:span text:style-name="T76">Bird</text:span><text:span text:style-name="T74">{"Sparrow"}</text:span></text:p>
            <text:p text:style-name="P13"><text:span text:style-name="T84"><text:tab/></text:span><text:span text:style-name="T84">var p = </text:span><text:span text:style-name="T107">Penguin</text:span><text:span text:style-name="T84">{"Gentoo"}</text:span></text:p>
            <text:p text:style-name="P13"><text:span text:style-name="T84"><text:tab/></text:span><text:span text:style-name="T84">birds := []</text:span><text:span text:style-name="T107">Flyer</text:span><text:span text:style-name="T84">{&amp;s, &amp;p, &amp;Bird{"Dove"}}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fly())</text:span></text:p>
            <text:p text:style-name="P13"><text:span text:style-name="T74"><text:tab/></text:span><text:span text:style-name="T7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но</text:span><text:span text:style-name="T72">Go</text:span><text:span text:style-name="T41">задачность</text:span></text:p>
          </draw:text-box>
        </draw:frame>
        <draw:frame draw:style-name="gr68" draw:text-style-name="P42" draw:layer="layout" svg:width="26.8cm" svg:height="13.1cm" svg:x="0.6cm" svg:y="2.1cm">
          <draw:text-box>
            <text:p text:style-name="P13"><text:span text:style-name="T48">CSP (communicating sequential processes)</text:span></text:p>
            <text:p text:style-name="P13"><text:span text:style-name="T48"/></text:p>
            <text:p text:style-name="P13"><text:span text:style-name="T48">Goroutines</text:span></text:p>
            <text:p text:style-name="P13"><text:span text:style-name="T4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аналы: channel</text:span></text:p>
          </draw:text-box>
        </draw:frame>
        <draw:frame draw:style-name="gr69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Инструменты: go command</text:span></text:p>
          </draw:text-box>
        </draw:frame>
        <draw:frame draw:style-name="gr70" draw:text-style-name="P35" draw:layer="layout" svg:width="26.8cm" svg:height="13.1cm" svg:x="0.6cm" svg:y="2.1cm">
          <draw:text-box>
            <text:p text:style-name="P43"><text:span text:style-name="T84"><text:tab/></text:span><text:span text:style-name="T110">go</text:span><text:span text:style-name="T84"> &lt;command&gt; [arguments]</text:span></text:p>
            <text:p text:style-name="P43"><text:span text:style-name="T84">The commands are:</text:span></text:p>
            <text:p text:style-name="P43"><text:span text:style-name="T84"><text:tab/></text:span><text:span text:style-name="T84">bug <text:s text:c="8"/>start a bug report</text:span></text:p>
            <text:p text:style-name="P43"><text:span text:style-name="T84"><text:tab/></text:span><text:span text:style-name="T110">build</text:span><text:span text:style-name="T84"> <text:s text:c="6"/>compile packages and dependencies</text:span></text:p>
            <text:p text:style-name="P43"><text:span text:style-name="T84"><text:tab/></text:span><text:span text:style-name="T84">clean <text:s text:c="6"/>remove object files and cached files</text:span></text:p>
            <text:p text:style-name="P43"><text:span text:style-name="T84"><text:tab/></text:span><text:span text:style-name="T110">doc</text:span><text:span text:style-name="T84"> <text:s text:c="8"/>show documentation for package or symbol</text:span></text:p>
            <text:p text:style-name="P43"><text:span text:style-name="T84"><text:tab/></text:span><text:span text:style-name="T84">env <text:s text:c="8"/>print Go environment information</text:span></text:p>
            <text:p text:style-name="P43"><text:span text:style-name="T84"><text:tab/></text:span><text:span text:style-name="T84">fix <text:s text:c="8"/>update packages to use new APIs</text:span></text:p>
            <text:p text:style-name="P43"><text:span text:style-name="T84"><text:tab/></text:span><text:span text:style-name="T110">fmt</text:span><text:span text:style-name="T84"> <text:s text:c="8"/>gofmt (reformat) package sources</text:span></text:p>
            <text:p text:style-name="P43"><text:span text:style-name="T84"><text:tab/></text:span><text:span text:style-name="T84">generate <text:s text:c="3"/>generate Go files by processing source</text:span></text:p>
            <text:p text:style-name="P43"><text:span text:style-name="T84"><text:tab/></text:span><text:span text:style-name="T110">get</text:span><text:span text:style-name="T84"> <text:s text:c="8"/>add dependencies to current module and install them</text:span></text:p>
            <text:p text:style-name="P43"><text:span text:style-name="T84"><text:tab/></text:span><text:span text:style-name="T110">install</text:span><text:span text:style-name="T84"> <text:s text:c="4"/>compile and install packages and dependencies</text:span></text:p>
            <text:p text:style-name="P43"><text:span text:style-name="T84"><text:tab/></text:span><text:span text:style-name="T84">list <text:s text:c="7"/>list packages or modules</text:span></text:p>
            <text:p text:style-name="P43"><text:span text:style-name="T84"><text:tab/></text:span><text:span text:style-name="T110">mod</text:span><text:span text:style-name="T84"> <text:s text:c="8"/>module maintenance</text:span></text:p>
            <text:p text:style-name="P43"><text:span text:style-name="T84"><text:tab/></text:span><text:span text:style-name="T84">work <text:s text:c="7"/>workspace maintenance</text:span></text:p>
            <text:p text:style-name="P43"><text:span text:style-name="T84"><text:tab/></text:span><text:span text:style-name="T110">run</text:span><text:span text:style-name="T84"> <text:s text:c="8"/>compile and run Go program</text:span></text:p>
            <text:p text:style-name="P43"><text:span text:style-name="T84"><text:tab/></text:span><text:span text:style-name="T84">telemetry <text:s text:c="2"/>manage telemetry data and settings</text:span></text:p>
            <text:p text:style-name="P43"><text:span text:style-name="T84"><text:tab/></text:span><text:span text:style-name="T110">test</text:span><text:span text:style-name="T84"> <text:s text:c="7"/>test packages</text:span></text:p>
            <text:p text:style-name="P43"><text:span text:style-name="T84"><text:tab/></text:span><text:span text:style-name="T84">tool <text:s text:c="7"/>run specified go tool</text:span></text:p>
            <text:p text:style-name="P43"><text:span text:style-name="T84"><text:tab/></text:span><text:span text:style-name="T84">version <text:s text:c="4"/>print Go version</text:span></text:p>
            <text:p text:style-name="P43"><text:span text:style-name="T84"><text:tab/></text:span><text:span text:style-name="T84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И</text:span><text:span text:style-name="T41">н</text:span><text:span text:style-name="T41">с</text:span><text:span text:style-name="T41">т</text:span><text:span text:style-name="T41">р</text:span><text:span text:style-name="T41">у</text:span><text:span text:style-name="T41">м</text:span><text:span text:style-name="T41">е</text:span><text:span text:style-name="T41">н</text:span><text:span text:style-name="T41">т</text:span><text:span text:style-name="T41">ы</text:span><text:span text:style-name="T41">:</text:span><text:span text:style-name="T41"> </text:span><text:span text:style-name="T41">I</text:span><text:span text:style-name="T41">D</text:span><text:span text:style-name="T41">E</text:span><text:span text:style-name="T41">s</text:span></text:p>
          </draw:text-box>
        </draw:frame>
        <draw:frame draw:style-name="gr71" draw:text-style-name="P42" draw:layer="layout" svg:width="26.8cm" svg:height="13.1cm" svg:x="0.6cm" svg:y="2.1cm">
          <draw:text-box>
            <text:p text:style-name="P44"><text:span text:style-name="T45"/></text:p>
            <text:p text:style-name="P44"><text:span text:style-name="T136"><text:a xlink:href="https://go.dev/wiki/IDEsAndTextEditorPlugins" xlink:type="simple">▲ IDEs And Text Editor Plugins @ go.dev</text:a></text:span><text:span text:style-name="T136">:</text:span></text:p>
            <text:p text:style-name="P44"><text:span text:style-name="T136"/></text:p>
            <text:list text:style-name="L1">
              <text:list-item>
                <text:p text:style-name="P44"><text:span text:style-name="T137">Visual Studio Code</text:span><text:span text:style-name="T136"> + plug-in (Microsoft)</text:span></text:p>
              </text:list-item>
              <text:list-item>
                <text:p text:style-name="P44"><text:span text:style-name="T137">GoLand</text:span><text:span text:style-name="T136"> (JetBrains)</text:span></text:p>
              </text:list-item>
              <text:list-item>
                <text:p text:style-name="P44"><text:span text:style-name="T137">LiteIDE</text:span><text:span text:style-name="T136"> (open source and cross-platform Go IDE)</text:span></text:p>
              </text:list-item>
              <text:list-item>
                <text:p text:style-name="P44"><text:span text:style-name="T137">jEdit</text:span><text:span text:style-name="T136"> (open-source, cross-platform text editor: Java)</text:span></text:p>
              </text:list-item>
              <text:list-item>
                <text:p text:style-name="P44"><text:span text:style-name="T137">Komodo IDE</text:span><text:span text:style-name="T136"> (cross-platform IDE with built-in Go support)</text:span></text:p>
              </text:list-item>
              <text:list-item>
                <text:p text:style-name="P44"><text:span text:style-name="T137">Komodo Edit</text:span><text:span text:style-name="T136"> </text:span><text:span text:style-name="T136">+ plug-in </text:span><text:span text:style-name="T136">(cross-platform text editor)</text:span></text:p>
              </text:list-item>
              <text:list-item>
                <text:p text:style-name="P44"><text:span text:style-name="T137">Geany</text:span><text:span text:style-name="T136"> (</text:span><text:span text:style-name="T136">cross-platform programmer's text editor</text:span><text:span text:style-name="T136">)</text:span></text:p>
              </text:list-item>
              <text:list-item>
                <text:p text:style-name="P44"><text:span text:style-name="T137">Notepad++</text:span><text:span text:style-name="T136"> (text &amp; source code editor: Windows)</text:span></text:p>
              </text:list-item>
              <text:list-item>
                <text:p text:style-name="P44"><text:span text:style-name="T137">Kate</text:span><text:span text:style-name="T136"> (cross-platform text editor with Go support out-of-the-box: </text:span><text:span text:style-name="T136">KDE</text:span><text:span text:style-name="T136">)</text:span></text:p>
              </text:list-item>
              <text:list-item>
                <text:p text:style-name="P44"><text:span text:style-name="T137">Sublime Text</text:span><text:span text:style-name="T136"> (commercial text editor: macOS, Windows, Linux)</text:span></text:p>
              </text:list-item>
              <text:list-item>
                <text:p text:style-name="P44"><text:span text:style-name="T137">TextMate</text:span><text:span text:style-name="T136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нение</text:span></text:p>
          </draw:text-box>
        </draw:frame>
        <draw:frame draw:style-name="gr72" draw:text-style-name="P42" draw:layer="layout" svg:width="26.8cm" svg:height="13.1cm" svg:x="0.6cm" svg:y="2.1cm">
          <draw:text-box>
            <text:p text:style-name="P13"><text:span text:style-name="T138">Области </text:span><text:span text:style-name="T138"><text:a xlink:href="https://github.com/avelino/awesome-go" xlink:type="simple">применения ▲</text:a></text:span><text:span text:style-name="T138"><text:s/>Go:</text:span></text:p>
            <text:list text:style-name="L1">
              <text:list-item>
                <text:p text:style-name="P45"><text:span text:style-name="T139"><text:a xlink:href="https://go.dev/solutions/devops" xlink:type="simple">DevOps &amp; SRE ▲</text:a></text:span><text:span text:style-name="T139"><text:s/>(Development Operations &amp; Site Reliability Engineering)</text:span></text:p>
              </text:list-item>
              <text:list-item>
                <text:p text:style-name="P45"><text:span text:style-name="T139"><text:a xlink:href="https://go.dev/solutions/cloud" xlink:type="simple">Cloud &amp; Distributed Network Services ▲</text:a></text:span><text:span text:style-name="T139"><text:s/></text:span></text:p>
              </text:list-item>
              <text:list-item>
                <text:p text:style-name="P45"><text:span text:style-name="T48"><text:a xlink:href="https://go.dev/solutions/webdev" xlink:type="simple">Web Development ▲</text:a></text:span><text:span text:style-name="T48"><text:s/>(frameworks, toolkits, engines, servers)</text:span></text:p>
              </text:list-item>
              <text:list-item>
                <text:p text:style-name="P45"><text:span text:style-name="T139"><text:a xlink:href="https://go.dev/solutions/clis" xlink:type="simple">System Automation &amp; CLIs ▲</text:a></text:span><text:span text:style-name="T139">, Utilities &amp; Stand-Alone Tools </text:span></text:p>
              </text:list-item>
            </text:list>
            <text:p text:style-name="P13"><text:span text:style-name="T140">Software на Go:</text:span></text:p>
            <text:p text:style-name="P20"><text:span text:style-name="T45"><text:tab/></text:span><text:span text:style-name="T45">Allegro </text:span><text:span text:style-name="T47">(eCommerce)</text:span><text:span text:style-name="T45">, AmneziaWG, </text:span><text:span text:style-name="T141">AKS</text:span><text:span text:style-name="T45"> [Azure Container Service] @ Microsoft, AresDB </text:span><text:span text:style-name="T47">(@ Uber)</text:span><text:span text:style-name="T45">, Buffalo </text:span><text:span text:style-name="T47">(web framework)</text:span><text:span text:style-name="T45">, Caddy </text:span><text:span text:style-name="T47">(web server)</text:span><text:span text:style-name="T45">, CockroachDB, Digger </text:span><text:span text:style-name="T47">(IaC)</text:span><text:span text:style-name="T45">, </text:span><text:span text:style-name="T141">Docker</text:span><text:span text:style-name="T45">, Drone </text:span><text:span text:style-name="T47">(CD)</text:span><text:span text:style-name="T45">, </text:span><text:span text:style-name="T141">DropBox</text:span><text:span text:style-name="T45"> </text:span><text:span text:style-name="T47">(backend)</text:span><text:span text:style-name="T45">, Flamingo </text:span><text:span text:style-name="T47">(web framework)</text:span><text:span text:style-name="T45">, Gin </text:span><text:span text:style-name="T47">(web framework)</text:span><text:span text:style-name="T45">, </text:span><text:span text:style-name="T141">Google Cloud</text:span><text:span text:style-name="T45">, Gorilla </text:span><text:span text:style-name="T47">(web toolkit)</text:span><text:span text:style-name="T45">, </text:span><text:span text:style-name="T141">Grafana</text:span><text:span text:style-name="T45">, Hugo </text:span><text:span text:style-name="T47">(website engine)</text:span><text:span text:style-name="T45">, InfluxDB, JuiceFS, </text:span><text:span text:style-name="T141">Kubernetes</text:span><text:span text:style-name="T45">, LXD </text:span><text:span text:style-name="T47">(@ Canonical)</text:span><text:span text:style-name="T45">, Mattermost </text:span><text:span text:style-name="T47">(messaging platform)</text:span><text:span text:style-name="T45">, </text:span><text:span text:style-name="T141">Prometheus</text:span><text:span text:style-name="T45"> </text:span><text:span text:style-name="T47">(monitoring &amp; alerting toolkit)</text:span><text:span text:style-name="T45">, Rend </text:span><text:span text:style-name="T47">(large scale data caching @ Netflix)</text:span><text:span text:style-name="T45">, </text:span><text:span text:style-name="T141">SoundCloud</text:span><text:span text:style-name="T45">, Soundscape </text:span><text:span text:style-name="T47">(music streaming server)</text:span><text:span text:style-name="T45">, Terraform </text:span><text:span text:style-name="T47">(IaC)</text:span><text:span text:style-name="T45">, Timesheets </text:span><text:span text:style-name="T47">(project management)</text:span><text:span text:style-name="T45">, VITESS </text:span><text:span text:style-name="T47">(@ YouTube)</text:span><text:span text:style-name="T45">, Zabbix agent2, …</text:span></text:p>
            <text:p text:style-name="P20"><text:span text:style-name="T45"/></text:p>
            <text:p text:style-name="P13"><text:span text:style-name="T45"><text:a xlink:href="https://medevel.com/golang-apps-6729/#gsc.tab=0" xlink:type="simple">Top 60+ Open-source Apps Written with Golang in 2024 ▲</text:a></text:span><text:span text:style-name="T4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2">TinyGo</text:span><text:span text:style-name="T41"> </text:span></text:p>
          </draw:text-box>
        </draw:frame>
        <draw:frame draw:style-name="gr73" draw:text-style-name="P42" draw:layer="layout" svg:width="26.8cm" svg:height="13.1cm" svg:x="0.6cm" svg:y="2.1cm">
          <draw:text-box>
            <text:p text:style-name="P13"><text:span text:style-name="T4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ои впечатления от Go </text:span></text:p>
          </draw:text-box>
        </draw:frame>
        <draw:frame draw:style-name="gr74" draw:text-style-name="P42" draw:layer="layout" svg:width="26.8cm" svg:height="13.049cm" svg:x="0.6cm" svg:y="2.1cm">
          <draw:text-box>
            <text:p text:style-name="P13"><text:span text:style-name="T48">Синтаксис простой, но с некоторыми непривычными конструкциями.</text:span></text:p>
            <text:p text:style-name="P13"><text:span text:style-name="T48">Логично спроектирован, предсказуем. Исходники хорошо понимаются.</text:span></text:p>
            <text:p text:style-name="P13"><text:span text:style-name="T48">Непривычно после Ruby: все объявления и преобразования надо делать явно.</text:span></text:p>
            <text:p text:style-name="P13"><text:span text:style-name="T48"/></text:p>
            <text:p text:style-name="P13"><text:span text:style-name="T48">Низкоуровневый, как Си – вспомнил молодость!</text:span></text:p>
            <text:p text:style-name="P13"><text:span text:style-name="T48">Быстро компилируется.</text:span></text:p>
            <text:p text:style-name="P13"><text:span text:style-name="T48">Действительно очень быстро выполняется.</text:span></text:p>
            <text:p text:style-name="P13"><text:span text:style-name="T45"/></text:p>
            <text:p text:style-name="P13"><text:span text:style-name="T45">Очень строгий: </text:span><text:span text:style-name="T48">переменная не используется – код компилироваться не будет!</text:span></text:p>
            <text:p text:style-name="P13"><text:span text:style-name="T48">Strong typing и другие строгости важны для надёжности больших приложений.</text:span></text:p>
            <text:p text:style-name="P13"><text:span text:style-name="T48">Явная работа с ошибками дисциплинирует программиста.</text:span></text:p>
            <text:p text:style-name="P13"><text:span text:style-name="T48"/></text:p>
            <text:p text:style-name="P13"><text:span text:style-name="T48">Много библиотек – на все случаи жизни.</text:span></text:p>
            <text:p text:style-name="P13"><text:span text:style-name="T48">Много сайтов с примерами – изучать легко.</text:span></text:p>
            <text:p text:style-name="P13"><text:span text:style-name="T48"/></text:p>
            <text:p text:style-name="P13"><text:span text:style-name="T48"/></text:p>
            <text:p text:style-name="P13"><text:span text:style-name="T48"/></text:p>
            <text:p text:style-name="P13"><text:span text:style-name="T48"/></text:p>
          </draw:text-box>
        </draw:frame>
        <draw:custom-shape draw:style-name="gr75" draw:text-style-name="P47" draw:layer="layout" svg:width="8.4cm" svg:height="2.501cm" svg:x="19.2cm" svg:y="12.8cm">
          <text:p text:style-name="P46"><text:span text:style-name="T57">Наверное, это последний язык, </text:span></text:p>
          <text:p text:style-name="P46"><text:span text:style-name="T57">разработанный «классиками»,</text:span></text:p>
          <text:p text:style-name="P46"><text:span text:style-name="T5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ниг много </text:span><text:span text:style-name="T14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0C2B9F34F4EFAB22.jpg" xlink:type="simple" xlink:show="embed" xlink:actuate="onLoad" loext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7CBBE075E85E486B.jpg" xlink:type="simple" xlink:show="embed" xlink:actuate="onLoad" loext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5C39F0656E218984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B9296814779FED29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827C727CDFA50556.jpg" xlink:type="simple" xlink:show="embed" xlink:actuate="onLoad" loext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F7F2495344266DAF.jpg" xlink:type="simple" xlink:show="embed" xlink:actuate="onLoad" loext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628360BE88EDC3A0.jpg" xlink:type="simple" xlink:show="embed" xlink:actuate="onLoad" loext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6248E5CEC4778DDF.jpg" xlink:type="simple" xlink:show="embed" xlink:actuate="onLoad" loext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65545A07380F1B3.jpg" xlink:type="simple" xlink:show="embed" xlink:actuate="onLoad" loext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F03D309CDE085A2B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2ADCB4C4AA2230F.jpg" xlink:type="simple" xlink:show="embed" xlink:actuate="onLoad" loext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88B2038B62B5EB6.jpg" xlink:type="simple" xlink:show="embed" xlink:actuate="onLoad" loext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C45E49CD6B773541.png" xlink:type="simple" xlink:show="embed" xlink:actuate="onLoad" loext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1E4EBC4A4A6E046D.jpg" xlink:type="simple" xlink:show="embed" xlink:actuate="onLoad" loext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20100000153000001E0BDD6CB6D2A9A89A4.png" xlink:type="simple" xlink:show="embed" xlink:actuate="onLoad" loext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20100000160000001EC3940FEE31123D126.png" xlink:type="simple" xlink:show="embed" xlink:actuate="onLoad" loext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819F7422CECD40A8.jpg" xlink:type="simple" xlink:show="embed" xlink:actuate="onLoad" loext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201000000780000009DCFEE61288D3CD640.png" xlink:type="simple" xlink:show="embed" xlink:actuate="onLoad" loext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4BF2253F576093D5.jpg" xlink:type="simple" xlink:show="embed" xlink:actuate="onLoad" loext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5C5F7F1760735B56.jpg" xlink:type="simple" xlink:show="embed" xlink:actuate="onLoad" loext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18CD168D18A4A8EF.jpg" xlink:type="simple" xlink:show="embed" xlink:actuate="onLoad" loext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4E10F7B807B1127E.jpg" xlink:type="simple" xlink:show="embed" xlink:actuate="onLoad" loext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11DDC0306FCE035B.jpg" xlink:type="simple" xlink:show="embed" xlink:actuate="onLoad" loext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665141718FBA81A0.jpg" xlink:type="simple" xlink:show="embed" xlink:actuate="onLoad" loext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201000001BF000002597E8A193114871497.png" xlink:type="simple" xlink:show="embed" xlink:actuate="onLoad" loext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944CA5E4150F470.jpg" xlink:type="simple" xlink:show="embed" xlink:actuate="onLoad" loext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75E8982D60FEE3FF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1C9676DDFC0ECDD2.png" xlink:type="simple" xlink:show="embed" xlink:actuate="onLoad" loext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520B1A7C63E00CA4.jpg" xlink:type="simple" xlink:show="embed" xlink:actuate="onLoad" loext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731F14497EF62253.jpg" xlink:type="simple" xlink:show="embed" xlink:actuate="onLoad" loext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201000002F900000434564E196B75EB61BE.png" xlink:type="simple" xlink:show="embed" xlink:actuate="onLoad" loext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19B15E99DED105A3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4">▲</text:span></text:p>
          </draw:text-box>
        </draw:frame>
        <draw:frame draw:style-name="gr78" draw:text-style-name="P48" draw:layer="layout" svg:width="26.4cm" svg:height="12.873cm" svg:x="0.8cm" svg:y="2.127cm">
          <draw:text-box>
            <text:list text:style-name="L1">
              <text:list-item>
                <text:p text:style-name="P46"><text:span text:style-name="T145"><text:a xlink:href="https://go.dev/" xlink:type="simple">go.dev/</text:a></text:span><text:span text:style-name="T145"><text:s text:c="35"/></text:span><text:span text:style-name="T146"><text:s text:c="4"/>// Официальный сайт языка</text:span></text:p>
              </text:list-item>
              <text:list-item>
                <text:p text:style-name="P46"><text:span text:style-name="T145"><text:a xlink:href="https://go.dev/play/" xlink:type="simple">go.dev/play/</text:a></text:span><text:span text:style-name="T147"><text:s text:c="30"/></text:span><text:span text:style-name="T146"><text:s text:c="4"/>// Go Playground ~ выполнение в браузере</text:span></text:p>
              </text:list-item>
              <text:list-item>
                <text:p text:style-name="P46"><text:span text:style-name="T145"><text:a xlink:href="https://go.dev/ref/spec" xlink:type="simple">go.dev/ref/spec</text:a></text:span><text:span text:style-name="T145"><text:s text:c="27"/></text:span><text:span text:style-name="T146"><text:s text:c="4"/></text:span><text:span text:style-name="T148">// Спецификация языка</text:span></text:p>
              </text:list-item>
              <text:list-item>
                <text:p text:style-name="P46"><text:span text:style-name="T145"><text:a xlink:href="https://go.dev/doc/" xlink:type="simple">go.dev/doc/</text:a></text:span><text:span text:style-name="T147"><text:s text:c="31"/></text:span><text:span text:style-name="T146"><text:s text:c="4"/>// Документация</text:span></text:p>
              </text:list-item>
              <text:list-item>
                <text:p text:style-name="P46"><text:span text:style-name="T145"><text:a xlink:href="https://go.dev/doc/code" xlink:type="simple">go.dev/doc/code</text:a></text:span><text:span text:style-name="T147"><text:s text:c="27"/></text:span><text:span text:style-name="T146"><text:s text:c="4"/>// How to Write Go Code</text:span></text:p>
              </text:list-item>
              <text:list-item>
                <text:p text:style-name="P46"><text:span text:style-name="T145"><text:a xlink:href="https://pkg.go.dev/std" xlink:type="simple">pkg.go.dev/std</text:a></text:span><text:span text:style-name="T145"><text:s text:c="20"/></text:span><text:span text:style-name="T147"><text:s text:c="8"/></text:span><text:span text:style-name="T146"><text:s text:c="4"/>// стандартная библиотека</text:span></text:p>
              </text:list-item>
              <text:list-item>
                <text:p text:style-name="P20"><text:span text:style-name="T145"><text:a xlink:href="https://gobyexample.com/" xlink:type="simple">gobyexample.com</text:a></text:span><text:span text:style-name="T147"><text:s text:c="27"/></text:span><text:span text:style-name="T146"><text:s text:c="4"/>// Go в примерах</text:span></text:p>
              </text:list-item>
              <text:list-item>
                <text:p text:style-name="P20"><text:span text:style-name="T148"><text:a xlink:href="https://go.dev/doc/modules/layout" xlink:type="simple">go.dev/doc/modules/layout</text:a></text:span><text:span text:style-name="T146"><text:s text:c="21"/>// Структура каталогов</text:span></text:p>
              </text:list-item>
              <text:list-item>
                <text:p text:style-name="P20"><text:span text:style-name="T145"><text:a xlink:href="https://github.com/golang-standards/project-layout/blob/master/README_ru.md" xlink:type="simple">github.com/golang-standards/project-layout</text:a></text:span><text:span text:style-name="T147"><text:s text:c="4"/>// </text:span><text:span text:style-name="T146">Стандартный макет [большого] Go проекта</text:span></text:p>
              </text:list-item>
            </text:list>
            <text:p text:style-name="P46"><text:span text:style-name="T146"/></text:p>
            <text:list text:continue-numbering="true" text:style-name="L1">
              <text:list-item>
                <text:p text:style-name="P46"><text:span text:style-name="T145"><text:a xlink:href="https://tour.golang.org/" xlink:type="simple">tour.golang.org</text:a></text:span><text:span text:style-name="T147"><text:s text:c="27"/></text:span><text:span text:style-name="T146"><text:s text:c="4"/>// Экскурсия по возможностям Go</text:span></text:p>
              </text:list-item>
              <text:list-item>
                <text:p text:style-name="P46"><text:span text:style-name="T145"><text:a xlink:href="https://golangdocs.com/" xlink:type="simple">golangdocs.com</text:a></text:span><text:span text:style-name="T147"><text:s text:c="28"/></text:span><text:span text:style-name="T146"><text:s text:c="4"/>// примеры конструкций</text:span></text:p>
              </text:list-item>
            </text:list>
            <text:p text:style-name="P46"><text:span text:style-name="T148"/></text:p>
            <text:list text:continue-numbering="true" text:style-name="L1">
              <text:list-item>
                <text:p text:style-name="P20"><text:span text:style-name="T145"><text:a xlink:href="https://go.dev/doc/effective_go" xlink:type="simple">go.dev/doc/effective_go</text:a></text:span><text:span text:style-name="T145"><text:s text:c="4"/></text:span><text:span text:style-name="T147"><text:s text:c="9"/></text:span><text:span text:style-name="T146"><text:s text:c="10"/>// "Effecive Go" бесплатная web-книга</text:span></text:p>
              </text:list-item>
              <text:list-item>
                <text:p text:style-name="P46"><text:span text:style-name="T148"><text:a xlink:href="https://gopl.io/" xlink:type="simple">gopl.io</text:a></text:span><text:span text:style-name="T146"><text:s text:c="18"/>// "The Go Programming Language" by A.A.A.Donovan &amp; B.W.Kernighan</text:span></text:p>
              </text:list-item>
            </text:list>
            <text:p text:style-name="P46"><text:span text:style-name="T146"/></text:p>
            <text:list text:continue-numbering="true" text:style-name="L1">
              <text:list-item>
                <text:p text:style-name="P46"><text:span text:style-name="T145"><text:a xlink:href="https://www.w3schools.com/go/index.php" xlink:type="simple">w3schools.com/go/</text:a></text:span><text:span text:style-name="T147"><text:s text:c="16"/></text:span><text:span text:style-name="T146">@ w3schools <text:s/>// Справочник</text:span></text:p>
              </text:list-item>
              <text:list-item>
                <text:p text:style-name="P46"><text:span text:style-name="T14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7"><text:s/></text:span><text:span text:style-name="T146">@ proglib.io // Самоучитель</text:span></text:p>
              </text:list-item>
              <text:list-item>
                <text:p text:style-name="P46"><text:span text:style-name="T145"><text:a xlink:href="https://proglib.io/p/dorozhnaya-karta-go-razrabotchika-v-2023-godu-2023-11-01" xlink:type="simple">Дорожная карта Go-разработчика</text:a></text:span><text:span text:style-name="T147"><text:s text:c="3"/></text:span><text:span text:style-name="T146">@ proglib.io // План изучения</text:span></text:p>
              </text:list-item>
              <text:list-item>
                <text:p text:style-name="P46"><text:span text:style-name="T148"><text:a xlink:href="https://lyceum.yandex.ru/go" xlink:type="simple">lyceum.yandex.ru/go</text:a></text:span><text:span text:style-name="T146"><text:s text:c="27"/>// Яндекс-лицей: Программирование на Go</text:span></text:p>
              </text:list-item>
              <text:list-item>
                <text:p text:style-name="P46"><text:span text:style-name="T148"><text:a xlink:href="https://codelibs.ru/category/go/" xlink:type="simple">Книги по Go</text:a></text:span><text:span text:style-name="T146"><text:s text:c="22"/>@codelibs.ru //</text:span></text:p>
              </text:list-item>
            </text:list>
            <text:p text:style-name="P46"><text:span text:style-name="T146"/></text:p>
            <text:list text:continue-numbering="true" text:style-name="L1">
              <text:list-item>
                <text:p text:style-name="P46"><text:span text:style-name="T148"><text:a xlink:href="https://tinygo.org/" xlink:type="simple">tinygo.org</text:a></text:span><text:span text:style-name="T14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79" draw:text-style-name="P49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50" draw:layer="layout" svg:width="5cm" svg:height="5cm" svg:x="0.1cm" svg:y="2.127cm">
          <draw:image xlink:href="Pictures/10000000000000DE000000DE4BD31529C6EA29FA.gif" xlink:type="simple" xlink:show="embed" xlink:actuate="onLoad" loext:mime-type="image/gif"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8DF2F8B8A401329D.jpg" xlink:type="simple" xlink:show="embed" xlink:actuate="onLoad" loext:mime-type="image/jpeg">
            <text:p/>
          </draw:image>
        </draw:frame>
        <draw:frame draw:style-name="gr80" draw:text-style-name="P51" draw:layer="layout" svg:width="6.527cm" svg:height="3.405cm" svg:x="10cm" svg:y="6.834cm">
          <draw:text-box>
            <text:p text:style-name="P2"><text:span text:style-name="T15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B8286E65D8D8093A.png" xlink:type="simple" xlink:show="embed" xlink:actuate="onLoad" loext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C133571843E4BF5E.png" xlink:type="simple" xlink:show="embed" xlink:actuate="onLoad" loext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1" draw:text-style-name="P52" draw:layer="layout" svg:width="26.4cm" svg:height="12.473cm" svg:x="0.8cm" svg:y="2.527cm">
          <draw:text-box>
            <text:p text:style-name="P20"><text:span text:style-name="T151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4" svg:font-family="'Liberation Sans'" style:font-family-generic="swiss"/>
    <style:font-face style:name="Liberation Mono1" svg:font-family="'Liberation Mono'" style:font-family-generic="modern" style:font-pitch="fixed"/>
    <style:font-face style:name="Liberation Sans2" svg:font-family="'Liberation Sans'" style:font-pitch="variable"/>
    <style:font-face style:name="Piboto" svg:font-family="Piboto" style:font-pitch="variable"/>
    <style:font-face style:name="DejaVu Sans2" svg:font-family="'DejaVu Sans'" style:font-family-generic="modern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4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4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4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9-27T14:23:37.621561142</meta:creation-date>
    <dc:date>2024-11-01T14:34:04.289643019</dc:date>
    <meta:editing-duration>P5DT5H47M33S</meta:editing-duration>
    <meta:editing-cycles>793</meta:editing-cycles>
    <meta:generator>LibreOffice/6.1.5.2$Linux_x86 LibreOffice_project/10$Build-2</meta:generator>
    <meta:document-statistic meta:object-count="458"/>
  </office:meta>
</office:document-meta>
</file>